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82in"/>
    </style:style>
    <style:style style:name="co2" style:family="table-column">
      <style:table-column-properties fo:break-before="auto" style:column-width="0.4992in"/>
    </style:style>
    <style:style style:name="co3" style:family="table-column">
      <style:table-column-properties fo:break-before="auto" style:column-width="0.711in"/>
    </style:style>
    <style:style style:name="co4" style:family="table-column">
      <style:table-column-properties fo:break-before="auto" style:column-width="0.6098in"/>
    </style:style>
    <style:style style:name="co5" style:family="table-column">
      <style:table-column-properties fo:break-before="auto" style:column-width="0.6264in"/>
    </style:style>
    <style:style style:name="co6" style:family="table-column">
      <style:table-column-properties fo:break-before="auto" style:column-width="1.702in"/>
    </style:style>
    <style:style style:name="co7" style:family="table-column">
      <style:table-column-properties fo:break-before="auto" style:column-width="0.7193in"/>
    </style:style>
    <style:style style:name="co8" style:family="table-column">
      <style:table-column-properties fo:break-before="auto" style:column-width="0.6008in"/>
    </style:style>
    <style:style style:name="co9" style:family="table-column">
      <style:table-column-properties fo:break-before="auto" style:column-width="0.5335in"/>
    </style:style>
    <style:style style:name="co10" style:family="table-column">
      <style:table-column-properties fo:break-before="auto" style:column-width="0.7366in"/>
    </style:style>
    <style:style style:name="co11" style:family="table-column">
      <style:table-column-properties fo:break-before="auto" style:column-width="0.3638in"/>
    </style:style>
    <style:style style:name="co12" style:family="table-column">
      <style:table-column-properties fo:break-before="auto" style:column-width="0.3835in"/>
    </style:style>
    <style:style style:name="co13" style:family="table-column">
      <style:table-column-properties fo:break-before="auto" style:column-width="0.4311in"/>
    </style:style>
    <style:style style:name="co14" style:family="table-column">
      <style:table-column-properties fo:break-before="auto" style:column-width="0.4228in"/>
    </style:style>
    <style:style style:name="co15" style:family="table-column">
      <style:table-column-properties fo:break-before="auto" style:column-width="0.728in"/>
    </style:style>
    <style:style style:name="co16" style:family="table-column">
      <style:table-column-properties fo:break-before="auto" style:column-width="0.6728in"/>
    </style:style>
    <style:style style:name="co17" style:family="table-column">
      <style:table-column-properties fo:break-before="auto" style:column-width="3.2772in"/>
    </style:style>
    <style:style style:name="co18" style:family="table-column">
      <style:table-column-properties fo:break-before="auto" style:column-width="0.8925in"/>
    </style:style>
    <style:style style:name="co32" style:family="table-column">
      <style:table-column-properties fo:break-before="auto" style:column-width="2.1075in"/>
    </style:style>
    <style:style style:name="co33" style:family="table-column">
      <style:table-column-properties fo:break-before="auto" style:column-width="0.5402in"/>
    </style:style>
    <style:style style:name="co34" style:family="table-column">
      <style:table-column-properties fo:break-before="auto" style:column-width="0.6508in"/>
    </style:style>
    <style:style style:name="co35" style:family="table-column">
      <style:table-column-properties fo:break-before="auto" style:column-width="0.75in"/>
    </style:style>
    <style:style style:name="co36" style:family="table-column">
      <style:table-column-properties fo:break-before="auto" style:column-width="0.5291in"/>
    </style:style>
    <style:style style:name="co37" style:family="table-column">
      <style:table-column-properties fo:break-before="auto" style:column-width="1.9528in"/>
    </style:style>
    <style:style style:name="co38" style:family="table-column">
      <style:table-column-properties fo:break-before="auto" style:column-width="0.5516in"/>
    </style:style>
    <style:style style:name="co39" style:family="table-column">
      <style:table-column-properties fo:break-before="auto" style:column-width="0.4189in"/>
    </style:style>
    <style:style style:name="co40" style:family="table-column">
      <style:table-column-properties fo:break-before="auto" style:column-width="0.4965in"/>
    </style:style>
    <style:style style:name="co25" style:family="table-column">
      <style:table-column-properties fo:break-before="auto" style:column-width="0.4744in"/>
    </style:style>
    <style:style style:name="co24" style:family="table-column">
      <style:table-column-properties fo:break-before="auto" style:column-width="0.5736in"/>
    </style:style>
    <style:style style:name="co41" style:family="table-column">
      <style:table-column-properties fo:break-before="auto" style:column-width="0.7165in"/>
    </style:style>
    <style:style style:name="co20" style:family="table-column">
      <style:table-column-properties fo:break-before="auto" style:column-width="0.5957in"/>
    </style:style>
    <style:style style:name="co42" style:family="table-column">
      <style:table-column-properties fo:break-before="auto" style:column-width="4.9874in"/>
    </style:style>
    <style:style style:name="co43" style:family="table-column">
      <style:table-column-properties fo:break-before="auto" style:column-width="2.5484in"/>
    </style:style>
    <style:style style:name="co44" style:family="table-column">
      <style:table-column-properties fo:break-before="auto" style:column-width="0.5846in"/>
    </style:style>
    <style:style style:name="co45" style:family="table-column">
      <style:table-column-properties fo:break-before="auto" style:column-width="0.6839in"/>
    </style:style>
    <style:style style:name="co26" style:family="table-column">
      <style:table-column-properties fo:break-before="auto" style:column-width="0.761in"/>
    </style:style>
    <style:style style:name="co21" style:family="table-column">
      <style:table-column-properties fo:break-before="auto" style:column-width="0.6173in"/>
    </style:style>
    <style:style style:name="co46" style:family="table-column">
      <style:table-column-properties fo:break-before="auto" style:column-width="2.648in"/>
    </style:style>
    <style:style style:name="co47" style:family="table-column">
      <style:table-column-properties fo:break-before="auto" style:column-width="0.9374in"/>
    </style:style>
    <style:style style:name="co48" style:family="table-column">
      <style:table-column-properties fo:break-before="auto" style:column-width="0.6283in"/>
    </style:style>
    <style:style style:name="co49" style:family="table-column">
      <style:table-column-properties fo:break-before="auto" style:column-width="0.5626in"/>
    </style:style>
    <style:style style:name="co30" style:family="table-column">
      <style:table-column-properties fo:break-before="auto" style:column-width="0.6953in"/>
    </style:style>
    <style:style style:name="co50" style:family="table-column">
      <style:table-column-properties fo:break-before="auto" style:column-width="0.6618in"/>
    </style:style>
    <style:style style:name="co51" style:family="table-column">
      <style:table-column-properties fo:break-before="auto" style:column-width="4.6236in"/>
    </style:style>
    <style:style style:name="co52" style:family="table-column">
      <style:table-column-properties fo:break-before="auto" style:column-width="2.6811in"/>
    </style:style>
    <style:style style:name="co53" style:family="table-column">
      <style:table-column-properties fo:break-before="auto" style:column-width="0.772in"/>
    </style:style>
    <style:style style:name="co54" style:family="table-column">
      <style:table-column-properties fo:break-before="auto" style:column-width="0.6398in"/>
    </style:style>
    <style:style style:name="co55" style:family="table-column">
      <style:table-column-properties fo:break-before="auto" style:column-width="2.6154in"/>
    </style:style>
    <style:style style:name="co56" style:family="table-column">
      <style:table-column-properties fo:break-before="auto" style:column-width="0.9154in"/>
    </style:style>
    <style:style style:name="co57" style:family="table-column">
      <style:table-column-properties fo:break-before="auto" style:column-width="0.5181in"/>
    </style:style>
    <style:style style:name="co22" style:family="table-column">
      <style:table-column-properties fo:break-before="auto" style:column-width="0.7063in"/>
    </style:style>
    <style:style style:name="co58" style:family="table-column">
      <style:table-column-properties fo:break-before="auto" style:column-width="4.4472in"/>
    </style:style>
    <style:style style:name="co59" style:family="table-column">
      <style:table-column-properties fo:break-before="auto" style:column-width="2.0744in"/>
    </style:style>
    <style:style style:name="co60" style:family="table-column">
      <style:table-column-properties fo:break-before="auto" style:column-width="2.3283in"/>
    </style:style>
    <style:style style:name="co61" style:family="table-column">
      <style:table-column-properties fo:break-before="auto" style:column-width="0.7835in"/>
    </style:style>
    <style:style style:name="co62" style:family="table-column">
      <style:table-column-properties fo:break-before="auto" style:column-width="0.5071in"/>
    </style:style>
    <style:style style:name="co63" style:family="table-column">
      <style:table-column-properties fo:break-before="auto" style:column-width="3.2661in"/>
    </style:style>
    <style:style style:name="co68" style:family="table-column">
      <style:table-column-properties fo:break-before="auto" style:column-width="2.0193in"/>
    </style:style>
    <style:style style:name="co69" style:family="table-column">
      <style:table-column-properties fo:break-before="auto" style:column-width="2.0634in"/>
    </style:style>
    <style:style style:name="co70" style:family="table-column">
      <style:table-column-properties fo:break-before="auto" style:column-width="0.4299in"/>
    </style:style>
    <style:style style:name="co71" style:family="table-column">
      <style:table-column-properties fo:break-before="auto" style:column-width="0.4075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4.1382in"/>
    </style:style>
    <style:style style:name="ro1" style:family="table-row">
      <style:table-row-properties style:row-height="0.352in" fo:break-before="auto" style:use-optimal-row-height="true"/>
    </style:style>
    <style:style style:name="ro2" style:family="table-row">
      <style:table-row-properties style:row-height="0.392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5181in" fo:break-before="auto" style:use-optimal-row-height="true"/>
    </style:style>
    <style:style style:name="ro5" style:family="table-row">
      <style:table-row-properties style:row-height="0.6508in" fo:break-before="auto" style:use-optimal-row-height="false"/>
    </style:style>
    <style:style style:name="ro6" style:family="table-row">
      <style:table-row-properties style:row-height="0.522in" fo:break-before="auto" style:use-optimal-row-height="false"/>
    </style:style>
    <style:style style:name="ro7" style:family="table-row">
      <style:table-row-properties style:row-height="0.3764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6839in" fo:break-before="auto" style:use-optimal-row-height="true"/>
    </style:style>
    <style:style style:name="ro10" style:family="table-row">
      <style:table-row-properties style:row-height="0.8492in" fo:break-before="auto" style:use-optimal-row-height="true"/>
    </style:style>
    <style:style style:name="ro11" style:family="table-row">
      <style:table-row-properties style:row-height="1.1811in" fo:break-before="auto" style:use-optimal-row-height="true"/>
    </style:style>
    <style:style style:name="ro12" style:family="table-row">
      <style:table-row-properties style:row-height="1.0154in" fo:break-before="auto" style:use-optimal-row-height="true"/>
    </style:style>
    <style:style style:name="ro13" style:family="table-row">
      <style:table-row-properties style:row-height="0.352in" fo:break-before="auto" style:use-optimal-row-height="true"/>
    </style:style>
    <style:style style:name="ro14" style:family="table-row">
      <style:table-row-properties style:row-height="0.2453in" fo:break-before="auto" style:use-optimal-row-height="true"/>
    </style:style>
    <style:style style:name="ro15" style:family="table-row">
      <style:table-row-properties style:row-height="0.5181in" fo:break-before="auto" style:use-optimal-row-height="true"/>
    </style:style>
    <style:style style:name="ro16" style:family="table-row">
      <style:table-row-properties style:row-height="0.6839in" fo:break-before="auto" style:use-optimal-row-height="true"/>
    </style:style>
    <style:style style:name="ro17" style:family="table-row">
      <style:table-row-properties style:row-height="0.8492in" fo:break-before="auto" style:use-optimal-row-height="true"/>
    </style:style>
    <style:style style:name="ro18" style:family="table-row">
      <style:table-row-properties style:row-height="1.0154in" fo:break-before="auto" style:use-optimal-row-height="true"/>
    </style:style>
    <style:style style:name="ro19" style:family="table-row">
      <style:table-row-properties style:row-height="0.3555in" fo:break-before="auto" style:use-optimal-row-height="true"/>
    </style:style>
    <style:style style:name="ro20" style:family="table-row">
      <style:table-row-properties style:row-height="0.5228in" fo:break-before="auto" style:use-optimal-row-height="true"/>
    </style:style>
    <style:style style:name="ta1" style:family="table" style:master-page-name="Default">
      <style:table-properties table:display="true" style:writing-mode="lr-tb" tableooo:tab-color="#ff950e"/>
    </style:style>
    <style:style style:name="ta2" style:family="table" style:master-page-name="Default">
      <style:table-properties table:display="true" style:writing-mode="lr-tb" tableooo:tab-color="#dc2300"/>
    </style:style>
    <style:style style:name="ta3" style:family="table" style:master-page-name="Default">
      <style:table-properties table:display="true" style:writing-mode="lr-tb" tableooo:tab-color="#00ffff"/>
    </style:style>
    <style:style style:name="ta4" style:family="table" style:master-page-name="Default">
      <style:table-properties table:display="true" style:writing-mode="lr-tb" tableooo:tab-color="#00ff00"/>
    </style:style>
    <style:style style:name="ta5" style:family="table" style:master-page-name="Default">
      <style:table-properties table:display="true" style:writing-mode="lr-tb" tableooo:tab-color="#6b4794"/>
    </style:style>
    <style:style style:name="ta7" style:family="table" style:master-page-name="Default">
      <style:table-properties table:display="true" style:writing-mode="lr-tb" tableooo:tab-color="#009933"/>
    </style:style>
    <style:style style:name="ta8" style:family="table" style:master-page-name="Default">
      <style:table-properties table:display="true" style:writing-mode="lr-tb" tableooo:tab-color="#808080"/>
    </style:style>
    <style:style style:name="ta9" style:family="table" style:master-page-name="Default">
      <style:table-properties table:display="true" style:writing-mode="lr-tb" tableooo:tab-color="#00ccff"/>
    </style:style>
    <style:style style:name="ta10" style:family="table" style:master-page-name="Default">
      <style:table-properties table:display="true" style:writing-mode="lr-tb" tableooo:tab-color="#ffcc00"/>
    </style:style>
    <style:style style:name="ta11" style:family="table" style:master-page-name="Default">
      <style:table-properties table:display="true" style:writing-mode="lr-tb" tableooo:tab-color="#801900"/>
    </style:style>
    <style:style style:name="ce1" style:family="table-cell" style:parent-style-name="Default">
      <style:table-cell-properties fo:background-color="#000000" style:text-align-source="fix" style:repeat-content="false" fo:border="0.0008in solid #000000"/>
      <style:paragraph-properties fo:text-align="start" fo:margin-left="0in"/>
    </style:style>
    <style:style style:name="ce10" style:family="table-cell" style:parent-style-name="Default">
      <style:table-cell-properties fo:background-color="#cccccc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950e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cccccc" style:text-align-source="fix" style:repeat-content="false" fo:border="0.0008in solid #000000"/>
      <style:paragraph-properties fo:text-align="start" fo:margin-left="0in"/>
    </style:style>
    <style:style style:name="ce4" style:family="table-cell" style:parent-style-name="Default">
      <style:table-cell-properties fo:background-color="#00ff00" style:text-align-source="fix" style:repeat-content="false" fo:border="0.0008in solid #000000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 fo:background-color="transparent" fo:border="0.0008in solid #000000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7" style:family="table-cell" style:parent-style-name="Default">
      <style:table-cell-properties fo:background-color="#00cc00" style:text-align-source="fix" style:repeat-content="false" fo:border="0.0008in solid #000000"/>
      <style:paragraph-properties fo:text-align="start" fo:margin-left="0in"/>
    </style:style>
    <style:style style:name="ce8" style:family="table-cell" style:parent-style-name="Default">
      <style:table-cell-properties fo:background-color="#000000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#ff950e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#dc23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background-color="#dc2300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14pt" style:font-size-asian="14pt" style:font-size-complex="14pt"/>
    </style:style>
    <style:style style:name="ce16" style:family="table-cell" style:parent-style-name="Default">
      <style:table-cell-properties fo:background-color="#00d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7" style:family="table-cell" style:parent-style-name="Default">
      <style:table-cell-properties fo:background-color="#00dcff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18" style:family="table-cell" style:parent-style-name="Default">
      <style:table-cell-properties fo:background-color="#3deb3d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>
      <style:table-cell-properties fo:background-color="#3deb3d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0" style:family="table-cell" style:parent-style-name="Default">
      <style:table-cell-properties fo:background-color="#9966cc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fo:background-color="#9966cc"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22" style:family="table-cell" style:parent-style-name="Default">
      <style:table-cell-properties fo:background-color="#000000" style:text-align-source="fix" style:repeat-content="false"/>
      <style:paragraph-properties fo:text-align="start" fo:margin-left="0in"/>
    </style:style>
    <style:style style:name="ce23" style:family="table-cell" style:parent-style-name="Default">
      <style:table-cell-properties fo:background-color="#00cc33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4" style:family="table-cell" style:parent-style-name="Default">
      <style:table-cell-properties fo:background-color="#80808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able-cell-properties fo:background-color="#66ccff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ffcc00" style:text-align-source="fix" style:repeat-content="false" fo:border="0.0008in solid #000000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Federated Sun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2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" office:value-type="string">
            <text:p>FEDERATED SUNS</text:p>
          </table:table-cell>
          <table:table-cell table:style-name="ce9" table:number-columns-spanned="16" table:number-rows-spanned="1"/>
          <table:covered-table-cell table:number-columns-repeated="15" table:style-name="ce9"/>
          <table:table-cell table:style-name="ce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2.5 FF</text:p>
            <text:p>(44)</text:p>
          </table:table-cell>
          <table:table-cell table:style-name="ce11" office:value-type="float" office:value="436">
            <text:p>436</text:p>
          </table:table-cell>
          <table:table-cell table:style-name="ce11" office:value-type="string">
            <text:p>2 x LRM-5 (1t)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LRM Suppor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Fireball ALM-9D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70">
            <text:p>17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7">
            <text:p>527</text:p>
          </table:table-cell>
          <table:table-cell table:style-name="ce11" office:value-type="string">
            <text:p>1 x SSRM-2 (1t)</text:p>
            <text:p>1 x MBL</text:p>
          </table:table-cell>
          <table:table-cell table:style-name="ce11" office:value-type="string">
            <text:p>10 Single</text:p>
          </table:table-cell>
          <table:table-cell table:style-name="ce11" table:number-columns-repeated="9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Javelin JVN-11B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5 FF</text:p>
            <text:p>(89)</text:p>
          </table:table-cell>
          <table:table-cell office:value-type="float" office:value="678">
            <text:p>678</text:p>
          </table:table-cell>
          <table:table-cell office:value-type="string">
            <text:p>2 x SRM-4 (2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Guardian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Osiris OSR-3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.5 FF</text:p>
            <text:p>(80)</text:p>
          </table:table-cell>
          <table:table-cell office:value-type="float" office:value="1138">
            <text:p>1138</text:p>
          </table:table-cell>
          <table:table-cell office:value-type="string">
            <text:p>5 x ERMBL</text:p>
            <text:p>1 x SRM-6 (1t)</text:p>
            <text:p>1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Osiris OSR-4D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</text:p>
            <text:p>(98)</text:p>
          </table:table-cell>
          <table:table-cell office:value-type="float" office:value="1230">
            <text:p>1230</text:p>
          </table:table-cell>
          <table:table-cell office:value-type="string">
            <text:p>5 x ERMBL</text:p>
            <text:p>1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70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FF</text:p>
            <text:p>(105)</text:p>
          </table:table-cell>
          <table:table-cell office:value-type="float" office:value="724">
            <text:p>724</text:p>
          </table:table-cell>
          <table:table-cell office:value-type="string">
            <text:p>1 x RAC/5 (2t)</text:p>
            <text:p>1 x ERMBL</text:p>
            <text:p>1 x ER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Valkyrie VLK-QD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5)</text:p>
          </table:table-cell>
          <table:table-cell office:value-type="float" office:value="807">
            <text:p>807</text:p>
          </table:table-cell>
          <table:table-cell office:value-type="string">
            <text:p>1 x LRM-10A (1t)</text:p>
            <text:p>1 x MPL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G1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6 FF</text:p>
            <text:p>(107)</text:p>
          </table:table-cell>
          <table:table-cell office:value-type="float" office:value="873">
            <text:p>873</text:p>
          </table:table-cell>
          <table:table-cell office:value-type="string">
            <text:p>1 x LBX/10 (2t)</text:p>
            <text:p>2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Sentinel STN-4D</text:p>
          </table:table-cell>
          <table:table-cell table:style-name="ce11" office:value-type="float" office:value="40">
            <text:p>4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7 FF</text:p>
            <text:p>(125)</text:p>
          </table:table-cell>
          <table:table-cell table:style-name="ce11" office:value-type="float" office:value="1179">
            <text:p>1179</text:p>
          </table:table-cell>
          <table:table-cell table:style-name="ce11" office:value-type="string">
            <text:p>1 x RAC/5 (2t)</text:p>
            <text:p>1 x ERMBL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5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ellspawn HSN-7D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6.5 Std</text:p>
            <text:p>(104)</text:p>
          </table:table-cell>
          <table:table-cell office:value-type="float" office:value="1220">
            <text:p>1220</text:p>
          </table:table-cell>
          <table:table-cell office:value-type="string">
            <text:p>3 x MPL</text:p>
            <text:p>2 x LRM-10 (2t)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Guardian</text:p>
          </table:table-cell>
          <table:table-cell table:number-columns-repeated="6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2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148">
            <text:p>1148</text:p>
          </table:table-cell>
          <table:table-cell office:value-type="string">
            <text:p>2 x ERLBL</text:p>
            <text:p>4 x SSRM-2 (1t)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Blackjack BJ-4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 LFF</text:p>
            <text:p>(135)</text:p>
          </table:table-cell>
          <table:table-cell office:value-type="float" office:value="1063">
            <text:p>1063</text:p>
          </table:table-cell>
          <table:table-cell office:value-type="string">
            <text:p>2 x Light AC/5 (4t)</text:p>
            <text:p>2 x ER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Starslayer STY-3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93">
            <text:p>1593</text:p>
          </table:table-cell>
          <table:table-cell office:value-type="string">
            <text:p>1 x ERPPC</text:p>
            <text:p>1 x LBL</text:p>
            <text:p>3 x M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Enforcer ENF-5D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253">
            <text:p>1253</text:p>
          </table:table-cell>
          <table:table-cell office:value-type="string">
            <text:p>1 x LBX/10 (2t)</text:p>
            <text:p>1 x ERLBL</text:p>
            <text:p>1 x SBL</text:p>
          </table:table-cell>
          <table:table-cell office:value-type="string">
            <text:p>12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Centurion CN9-D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.5 Std</text:p>
            <text:p>(136)</text:p>
          </table:table-cell>
          <table:table-cell office:value-type="float" office:value="1130">
            <text:p>1130</text:p>
          </table:table-cell>
          <table:table-cell office:value-type="string">
            <text:p>1 x LBX/10 (2t)</text:p>
            <text:p>1 x LRM-10A (2t)</text:p>
            <text:p>2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office:value-type="string">
            <text:p>Shadow Hawk SHD-5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8)</text:p>
          </table:table-cell>
          <table:table-cell office:value-type="float" office:value="1678">
            <text:p>1678</text:p>
          </table:table-cell>
          <table:table-cell office:value-type="string">
            <text:p>1 x RAC/5 (2t)</text:p>
            <text:p>1 x SSRM-4 (1t)</text:p>
            <text:p>2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8">
          <table:table-cell table:style-name="ce4" office:value-type="string">
            <text:p>Dervish DV-8D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765">
            <text:p>1765</text:p>
          </table:table-cell>
          <table:table-cell office:value-type="string">
            <text:p>2 x LRM-15A (4t)</text:p>
            <text:p>4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9">
          <table:table-cell table:style-name="ce4" office:value-type="string">
            <text:p>Argus AGS-4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2 Std</text:p>
            <text:p>(192)</text:p>
          </table:table-cell>
          <table:table-cell office:value-type="float" office:value="1638">
            <text:p>1638</text:p>
          </table:table-cell>
          <table:table-cell office:value-type="string">
            <text:p>1 x RAC/5 (2t)</text:p>
            <text:p>1 x LRM-10 (2t)</text:p>
            <text:p>2 x ERMBL</text:p>
            <text:p>1 x MG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5D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9 Std</text:p>
            <text:p>(144)</text:p>
          </table:table-cell>
          <table:table-cell office:value-type="float" office:value="1395">
            <text:p>1395</text:p>
          </table:table-cell>
          <table:table-cell office:value-type="string">
            <text:p>2 x ERPPC</text:p>
            <text:p>2 x LBL</text:p>
            <text:p>2 x MB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ifleman RFL-6X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1464">
            <text:p>1464</text:p>
          </table:table-cell>
          <table:table-cell office:value-type="string">
            <text:p>2 x LBX/10 (4t)</text:p>
            <text:p>2 x ERMBL</text:p>
            <text:p>2 x ER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346">
            <text:p>1346</text:p>
          </table:table-cell>
          <table:table-cell office:value-type="string">
            <text:p>2 x LRM-15 (4t)</text:p>
            <text:p>2 x LBX-2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Warhammer WHM-6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17)</text:p>
          </table:table-cell>
          <table:table-cell office:value-type="float" office:value="1471">
            <text:p>1471</text:p>
          </table:table-cell>
          <table:table-cell office:value-type="string">
            <text:p>2 x PPC</text:p>
            <text:p>2 x MBL</text:p>
            <text:p>2 x S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7-F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774">
            <text:p>1774</text:p>
          </table:table-cell>
          <table:table-cell office:value-type="string">
            <text:p>2 x RAC/5 (4t)</text:p>
            <text:p>2 x MP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">
          <table:table-cell office:value-type="string">
            <text:p>Archer ARC-2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477">
            <text:p>1477</text:p>
          </table:table-cell>
          <table:table-cell office:value-type="string">
            <text:p>2 x LRM-20A (4t)</text:p>
            <text:p>4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office:value-type="string">
            <text:p>Caesar CES-3R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578">
            <text:p>1578</text:p>
          </table:table-cell>
          <table:table-cell office:value-type="string">
            <text:p>1 x Gauss Rifle (2t)</text:p>
            <text:p>1 x ERPPC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Cataphract CTF-3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25">
            <text:p>1325</text:p>
          </table:table-cell>
          <table:table-cell office:value-type="string">
            <text:p>1 x LBX/10 (2t)</text:p>
            <text:p>1 x UAC/5 (1t)</text:p>
            <text:p>4 x MBL</text:p>
          </table:table-cell>
          <table:table-cell office:value-type="string">
            <text:p>16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alconcer FLC-8R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231">
            <text:p>2231</text:p>
          </table:table-cell>
          <table:table-cell office:value-type="string">
            <text:p>1 x ERPPC</text:p>
            <text:p>1 x Gauss (2t)</text:p>
            <text:p>4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ammerhands HMH-5D</text:p>
          </table:table-cell>
          <table:table-cell office:value-type="float" office:value="75">
            <text:p>75</text:p>
          </table:table-cell>
          <table:table-cell office:value-type="float" office:value="50">
            <text:p>50</text:p>
          </table:table-cell>
          <table:table-cell office:value-type="string">
            <text:p>10.5 FF</text:p>
            <text:p>(188)</text:p>
          </table:table-cell>
          <table:table-cell office:value-type="float" office:value="1496">
            <text:p>1496</text:p>
          </table:table-cell>
          <table:table-cell office:value-type="string">
            <text:p>2 x AC/10 (4t)</text:p>
            <text:p>2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Penetrator PTR-4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87">
            <text:p>1687</text:p>
          </table:table-cell>
          <table:table-cell office:value-type="string">
            <text:p>2 x ERLBL</text:p>
            <text:p>6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9">
          <table:table-cell office:value-type="string">
            <text:p>Marauder MAD-5D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787">
            <text:p>1787</text:p>
          </table:table-cell>
          <table:table-cell office:value-type="string">
            <text:p>2 x ERPPC</text:p>
            <text:p>1 x LPL</text:p>
            <text:p>2 x MPL</text:p>
            <text:p>1 x SSRM-2 (1t)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table:style-name="ce5" office:value-type="string">
            <text:p>Victor VTR-10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3 Std</text:p>
            <text:p>(208)</text:p>
          </table:table-cell>
          <table:table-cell table:style-name="ce11" office:value-type="float" office:value="1894">
            <text:p>1894</text:p>
          </table:table-cell>
          <table:table-cell table:style-name="ce11" office:value-type="string">
            <text:p>1 x UAC/20 (6t)</text:p>
            <text:p>2 x ERMBL</text:p>
            <text:p>1 x SSRM-4 (1t)</text:p>
          </table:table-cell>
          <table:table-cell table:style-name="ce11" office:value-type="string">
            <text:p>12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Brawler</text:p>
          </table:table-cell>
          <table:table-cell table:style-name="ce11" table:number-columns-repeated="1007"/>
        </table:table-row>
        <table:table-row table:style-name="ro4">
          <table:table-cell table:style-name="ce5" office:value-type="string">
            <text:p>Victor VTR-11D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60">
            <text:p>60</text:p>
          </table:table-cell>
          <table:table-cell table:style-name="ce11" office:value-type="string">
            <text:p>14.5 Std</text:p>
            <text:p>(232)</text:p>
          </table:table-cell>
          <table:table-cell table:style-name="ce11" office:value-type="float" office:value="2021">
            <text:p>2021</text:p>
          </table:table-cell>
          <table:table-cell table:style-name="ce11" office:value-type="string">
            <text:p>1 x RAC/5 (3t)</text:p>
            <text:p>2 x ERLBL</text:p>
            <text:p>1 x SSRM-4 (1t)</text:p>
          </table:table-cell>
          <table:table-cell table:style-name="ce11" office:value-type="string">
            <text:p>15 Double</text:p>
          </table:table-cell>
          <table:table-cell table:style-name="ce11" office:value-type="float" office:value="4">
            <text:p>4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style-name="ce11"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9"/>
          <table:table-cell table:style-name="ce11" office:value-type="string">
            <text:p>Sniper</text:p>
          </table:table-cell>
          <table:table-cell table:style-name="ce11" table:number-columns-repeated="1007"/>
        </table:table-row>
        <table:table-row table:style-name="ro4">
          <table:table-cell table:style-name="ce7" office:value-type="string">
            <text:p>Longbow LGB-12C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2.5 Std</text:p>
            <text:p>(200)</text:p>
          </table:table-cell>
          <table:table-cell office:value-type="float" office:value="1686">
            <text:p>1686</text:p>
          </table:table-cell>
          <table:table-cell office:value-type="string">
            <text:p>2 x LRM-20 (5t)</text:p>
            <text:p>2 x LRM-15 (4t)</text:p>
            <text:p>3 x ERSBL</text:p>
          </table:table-cell>
          <table:table-cell office:value-type="string">
            <text:p>12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Stalker STK-7D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1872">
            <text:p>1872</text:p>
          </table:table-cell>
          <table:table-cell office:value-type="string">
            <text:p>2 x ERPPC</text:p>
            <text:p>2 x SSRM-4 (1t)</text:p>
            <text:p>4 x MPL</text:p>
          </table:table-cell>
          <table:table-cell office:value-type="string">
            <text:p>18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Highlander HGN-733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801">
            <text:p>1801</text:p>
          </table:table-cell>
          <table:table-cell office:value-type="string">
            <text:p>1 x UAC/10 (2t)</text:p>
            <text:p>1 x LRM-20 (2t)</text:p>
            <text:p>1 x SRM-6 (2t)</text:p>
            <text:p>2 x MBL</text:p>
          </table:table-cell>
          <table:table-cell office:value-type="string">
            <text:p>13 Sing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agittaire SGT-8R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088">
            <text:p>2088</text:p>
          </table:table-cell>
          <table:table-cell office:value-type="string">
            <text:p>1 x ER PPC</text:p>
            <text:p>2 x LPL</text:p>
            <text:p>5 x MPL</text:p>
            <text:p>1 x SPL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agittaire SGT-9D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2179">
            <text:p>2179</text:p>
          </table:table-cell>
          <table:table-cell office:value-type="string">
            <text:p>1 x ERPPC</text:p>
            <text:p>2 x LBX/10 (4t)</text:p>
            <text:p>4 x MBL</text:p>
            <text:p>1 x SPL</text:p>
          </table:table-cell>
          <table:table-cell office:value-type="string">
            <text:p>13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Devastator DVS-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.5 Std</text:p>
            <text:p>(296)</text:p>
          </table:table-cell>
          <table:table-cell office:value-type="float" office:value="2088">
            <text:p>2088</text:p>
          </table:table-cell>
          <table:table-cell office:value-type="string">
            <text:p>2 x PPC</text:p>
            <text:p>2 x Gauss (4t)</text:p>
            <text:p>4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20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Draconis Combine" table:style-name="ta2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13" office:value-type="string">
            <text:p>Draconis Combine</text:p>
          </table:table-cell>
          <table:table-cell table:style-name="ce14" table:number-columns-spanned="16" table:number-rows-spanned="1"/>
          <table:covered-table-cell table:number-columns-repeated="12" table:style-name="ce14"/>
          <table:covered-table-cell table:number-columns-repeated="2" table:style-name="ce15"/>
          <table:covered-table-cell table:style-name="ce14"/>
          <table:table-cell table:style-name="ce14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7" office:value-type="string">
            <text:p>Kabuto KBO-7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4.5 Std</text:p>
            <text:p>(69)</text:p>
          </table:table-cell>
          <table:table-cell table:style-name="ce11" office:value-type="float" office:value="524">
            <text:p>524</text:p>
          </table:table-cell>
          <table:table-cell table:style-name="ce11" office:value-type="string">
            <text:p>2 x SSRM-4 (1t)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9">
          <table:table-cell office:value-type="string">
            <text:p>Raptor RTX1-O-P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Std</text:p>
            <text:p>(56)</text:p>
          </table:table-cell>
          <table:table-cell office:value-type="float" office:value="721">
            <text:p>721</text:p>
          </table:table-cell>
          <table:table-cell office:value-type="string">
            <text:p>3 x LRM-5 (1t)</text:p>
            <text:p>2 x MBL</text:p>
            <text:p>2 x SBL</text:p>
            <text:p>2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DR-7K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5.5 FFF</text:p>
            <text:p>(98)</text:p>
          </table:table-cell>
          <table:table-cell office:value-type="float" office:value="752">
            <text:p>752</text:p>
          </table:table-cell>
          <table:table-cell office:value-type="string">
            <text:p>2 x MP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8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61">
            <text:p>561</text:p>
          </table:table-cell>
          <table:table-cell office:value-type="string">
            <text:p>1 x MRM-30 (2t)</text:p>
            <text:p>1 x SBL</text:p>
            <text:p>1 x SP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4">
          <table:table-cell office:value-type="string">
            <text:p>Owens OW-1 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3">
            <text:p>833</text:p>
          </table:table-cell>
          <table:table-cell office:value-type="string">
            <text:p>1 x MRM-10 (1t)</text:p>
            <text:p>1 x MPL</text:p>
            <text:p>1 x M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3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2 x MBL</text:p>
            <text:p>1 x SRM-6 (1t)</text:p>
          </table:table-cell>
          <table:table-cell office:value-type="string">
            <text:p>11 Single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Yes</text:p>
            <text:p>(1t)</text:p>
          </table:table-cell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Z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7 FF</text:p>
            <text:p>(119)</text:p>
          </table:table-cell>
          <table:table-cell office:value-type="float" office:value="1168">
            <text:p>1168</text:p>
          </table:table-cell>
          <table:table-cell office:value-type="string">
            <text:p>2 x ERLBL</text:p>
          </table:table-cell>
          <table:table-cell office:value-type="string">
            <text:p>10 Doub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Panther PNT-10K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string">
            <text:p>6.5 Std</text:p>
            <text:p>(104)</text:p>
          </table:table-cell>
          <table:table-cell office:value-type="float" office:value="838">
            <text:p>838</text:p>
          </table:table-cell>
          <table:table-cell office:value-type="string">
            <text:p>1 x ERPPC</text:p>
            <text:p>1 x SRM-4 (1t)</text:p>
          </table:table-cell>
          <table:table-cell office:value-type="string">
            <text:p>13 Sing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Jenner JR7-K</text:p>
          </table:table-cell>
          <table:table-cell office:value-type="float" office:value="35">
            <text:p>35</text:p>
          </table:table-cell>
          <table:table-cell office:value-type="float" office:value="110">
            <text:p>110</text:p>
          </table:table-cell>
          <table:table-cell office:value-type="string">
            <text:p>3.5 FF</text:p>
            <text:p>(62)</text:p>
          </table:table-cell>
          <table:table-cell office:value-type="float" office:value="889">
            <text:p>889</text:p>
          </table:table-cell>
          <table:table-cell office:value-type="string">
            <text:p>4 x MBL</text:p>
            <text:p>1 x SRM-4 (1t)</text:p>
          </table:table-cell>
          <table:table-cell office:value-type="string">
            <text:p>10 Sing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/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Daimyo DMO-1K</text:p>
          </table:table-cell>
          <table:table-cell office:value-type="float" office:value="40">
            <text:p>40</text:p>
          </table:table-cell>
          <table:table-cell office:value-type="float" office:value="80">
            <text:p>80</text:p>
          </table:table-cell>
          <table:table-cell office:value-type="string">
            <text:p>7.5 FF</text:p>
            <text:p>(134)</text:p>
          </table:table-cell>
          <table:table-cell office:value-type="float" office:value="1148">
            <text:p>1148</text:p>
          </table:table-cell>
          <table:table-cell office:value-type="string">
            <text:p>1 x ERPPC</text:p>
            <text:p>2 x MBL</text:p>
            <text:p>1 x SRM-6 (2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Wolf Trap WFT-1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1070">
            <text:p>1070</text:p>
          </table:table-cell>
          <table:table-cell office:value-type="string">
            <text:p>1 x LBX/10 (2t)</text:p>
            <text:p>2 x MBL</text:p>
            <text:p>1 x LRM-10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Komodo KIM-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533">
            <text:p>1533</text:p>
          </table:table-cell>
          <table:table-cell office:value-type="string">
            <text:p>10 x MBL</text:p>
          </table:table-cell>
          <table:table-cell office:value-type="string">
            <text:p>14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</table:table-cell>
          <table:table-cell/>
          <table:table-cell office:value-type="string">
            <text:p>Yes</text:p>
            <text:p>(2)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rebuchet TBT-9K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329">
            <text:p>1329</text:p>
          </table:table-cell>
          <table:table-cell office:value-type="string">
            <text:p>2 x MRM-20 (3t)</text:p>
            <text:p>2 x MPL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Kintaro KTO-20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357">
            <text:p>1357</text:p>
          </table:table-cell>
          <table:table-cell office:value-type="string">
            <text:p>1 x LBL</text:p>
            <text:p>1 x LRM-5 (1t)</text:p>
            <text:p>2 x MBL</text:p>
            <text:p>2 x SRM-6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Kintaro KTO-K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 FF</text:p>
            <text:p>(179)</text:p>
          </table:table-cell>
          <table:table-cell office:value-type="float" office:value="1571">
            <text:p>1571</text:p>
          </table:table-cell>
          <table:table-cell office:value-type="string">
            <text:p>2 x SSRM-6 (2t)</text:p>
            <text:p>3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Quickdraw QKD-5K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65">
            <text:p>1265</text:p>
          </table:table-cell>
          <table:table-cell office:value-type="string">
            <text:p>6 x MBL</text:p>
            <text:p>1 x SRM-4 (1t)</text:p>
          </table:table-cell>
          <table:table-cell office:value-type="string">
            <text:p>17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DRG-7N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1543">
            <text:p>1543</text:p>
          </table:table-cell>
          <table:table-cell office:value-type="string">
            <text:p>1 x Gauss (2t)</text:p>
            <text:p>1 x AC/5 (1t)</text:p>
            <text:p>1 x MRM-10 (1t)</text:p>
            <text:p>1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Grand Dragon DRG-5K</text:p>
          </table:table-cell>
          <table:table-cell office:value-type="float" office:value="60">
            <text:p>60</text:p>
          </table:table-cell>
          <table:table-cell office:value-type="float" office:value="90">
            <text:p>9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1 x ERPPC</text:p>
            <text:p>3 x MBL</text:p>
            <text:p>1 x LRM-10 (2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atapult CPLT-K2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319">
            <text:p>1319</text:p>
          </table:table-cell>
          <table:table-cell office:value-type="string">
            <text:p>2 x PPC</text:p>
            <text:p>2 x MBL</text:p>
            <text:p>2 x MG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K5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457">
            <text:p>1457</text:p>
          </table:table-cell>
          <table:table-cell office:value-type="string">
            <text:p>2 x MRM-30 (4t)</text:p>
            <text:p>2 x MP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6K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05">
            <text:p>1305</text:p>
          </table:table-cell>
          <table:table-cell office:value-type="string">
            <text:p>2 x PPC</text:p>
            <text:p>2 x MBL</text:p>
            <text:p>2 x SBL</text:p>
            <text:p>1 x SRM-6</text:p>
          </table:table-cell>
          <table:table-cell office:value-type="string">
            <text:p>2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vatar AV1-O Prime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395">
            <text:p>1395</text:p>
          </table:table-cell>
          <table:table-cell office:value-type="string">
            <text:p>1 x LBX/10 (2t)</text:p>
            <text:p>1 x LRM-10 (3t)</text:p>
            <text:p>2 x MPL</text:p>
            <text:p>2 x MBL</text:p>
            <text:p>2 x MG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vatar AV1-O A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481">
            <text:p>1481</text:p>
          </table:table-cell>
          <table:table-cell office:value-type="string">
            <text:p>1 x AC/20 (3t)</text:p>
            <text:p>1 x ERLBL</text:p>
            <text:p>2 x SRM-6 (2t)</text:p>
            <text:p>2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Orion ON1-M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563">
            <text:p>1563</text:p>
          </table:table-cell>
          <table:table-cell office:value-type="string">
            <text:p>1 x LBX/10 (2t)</text:p>
            <text:p>1 x MRM-20 (3t)</text:p>
            <text:p>1 x MRM-30 (3t)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Flashman FLS-8K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9">
            <text:p>1779</text:p>
          </table:table-cell>
          <table:table-cell office:value-type="string">
            <text:p>3 x LBL</text:p>
            <text:p>5 x MBL</text:p>
            <text:p>1 x Flamer</text:p>
          </table:table-cell>
          <table:table-cell office:value-type="string">
            <text:p>15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Hatamoto-Chi HTM-28T</text:p>
          </table:table-cell>
          <table:table-cell office:value-type="float" office:value="80">
            <text:p>80</text:p>
          </table:table-cell>
          <table:table-cell office:value-type="float" office:value="50">
            <text:p>50</text:p>
          </table:table-cell>
          <table:table-cell office:value-type="string">
            <text:p>15.5 Std</text:p>
            <text:p>(247)</text:p>
          </table:table-cell>
          <table:table-cell office:value-type="float" office:value="2039">
            <text:p>2039</text:p>
          </table:table-cell>
          <table:table-cell office:value-type="string">
            <text:p>2 x ERPPC</text:p>
            <text:p>2 x ERMBL</text:p>
            <text:p>2 x SSRM6 (2t)</text:p>
          </table:table-cell>
          <table:table-cell office:value-type="string">
            <text:p>17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O-Bakemono OBK-M10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659">
            <text:p>1659</text:p>
          </table:table-cell>
          <table:table-cell office:value-type="string">
            <text:p>2 x Arrow IV (6t)</text:p>
            <text:p>2 x MBL</text:p>
            <text:p>1 x S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9">
          <table:table-cell office:value-type="string">
            <text:p>Battlemaster BLR-K3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6 Std</text:p>
            <text:p>(256)</text:p>
          </table:table-cell>
          <table:table-cell office:value-type="float" office:value="1851">
            <text:p>1851</text:p>
          </table:table-cell>
          <table:table-cell office:value-type="string">
            <text:p>1 x ERPPC</text:p>
            <text:p>2 x ERLBL</text:p>
            <text:p>4 x ERMBL</text:p>
            <text:p>1 x SSRM6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1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1.5 FF</text:p>
            <text:p>(206)</text:p>
          </table:table-cell>
          <table:table-cell office:value-type="float" office:value="1460">
            <text:p>1460</text:p>
          </table:table-cell>
          <table:table-cell office:value-type="string">
            <text:p>2 x ERLBL</text:p>
            <text:p>4 x AC/2 (2t)</text:p>
            <text:p>2 x LRM-15 (4t)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Mauler MAL-3R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6 FF</text:p>
            <text:p>(279)</text:p>
          </table:table-cell>
          <table:table-cell office:value-type="float" office:value="1877">
            <text:p>1877</text:p>
          </table:table-cell>
          <table:table-cell office:value-type="string">
            <text:p>2 x LBX/10 (4t)</text:p>
            <text:p>2 x LRM-15 (4t)</text:p>
            <text:p>1 x SB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1">
          <table:table-cell table:style-name="ce4" office:value-type="string">
            <text:p>Akuma AKU-1X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1959">
            <text:p>1959</text:p>
          </table:table-cell>
          <table:table-cell office:value-type="string">
            <text:p>1 x ERPPC</text:p>
            <text:p>1 x LBX/10 (2t)</text:p>
            <text:p>1 x SSRM-6 (1t)</text:p>
            <text:p>1 x SSRM-4 (1t)</text:p>
            <text:p>1 x MRM-30 (2t)</text:p>
            <text:p>1 x MPL</text:p>
            <text:p>1 x M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D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2 x LBL</text:p>
            <text:p>3 x SRM-4 (2t)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under SD1-O 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876">
            <text:p>1876</text:p>
          </table:table-cell>
          <table:table-cell office:value-type="string">
            <text:p>2 x Snub-Nose PPC</text:p>
            <text:p>1 x LBX/10 (2t)</text:p>
            <text:p>2 x SSRM6 (1t)</text:p>
            <text:p>1 x ER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Naginata NC-C3A</text:p>
          </table:table-cell>
          <table:table-cell office:value-type="float" office:value="95">
            <text:p>95</text:p>
          </table:table-cell>
          <table:table-cell office:value-type="float" office:value="50">
            <text:p>50</text:p>
          </table:table-cell>
          <table:table-cell office:value-type="string">
            <text:p>15 Std</text:p>
            <text:p>(240)</text:p>
          </table:table-cell>
          <table:table-cell office:value-type="float" office:value="1954">
            <text:p>1954</text:p>
          </table:table-cell>
          <table:table-cell office:value-type="string">
            <text:p>1 x ERPPC</text:p>
            <text:p>3 x LRM-15 (6t)</text:p>
          </table:table-cell>
          <table:table-cell office:value-type="string">
            <text:p>15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K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175">
            <text:p>2175</text:p>
          </table:table-cell>
          <table:table-cell office:value-type="string">
            <text:p>1 x Gauss (2t)</text:p>
            <text:p>1 x LRM-20 (2t)</text:p>
            <text:p>2 x ERLBL</text:p>
            <text:p>2 x MPL</text:p>
          </table:table-cell>
          <table:table-cell office:value-type="string">
            <text:p>2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 table:number-rows-repeated="104852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yran Alliance" table:style-name="ta3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16" office:value-type="string">
            <text:p>Lyran Alliance</text:p>
          </table:table-cell>
          <table:table-cell table:style-name="ce17" table:number-columns-spanned="16" table:number-rows-spanned="1"/>
          <table:covered-table-cell table:number-columns-repeated="12" table:style-name="ce17"/>
          <table:covered-table-cell table:number-columns-repeated="2" table:style-name="ce15"/>
          <table:covered-table-cell table:style-name="ce17"/>
          <table:table-cell table:style-name="ce17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S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2.5 FF</text:p>
            <text:p>(44)</text:p>
          </table:table-cell>
          <table:table-cell office:value-type="float" office:value="483">
            <text:p>483</text:p>
          </table:table-cell>
          <table:table-cell office:value-type="string">
            <text:p>1 x MBL</text:p>
            <text:p>2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Dart DRT-4S</text:p>
          </table:table-cell>
          <table:table-cell office:value-type="float" office:value="25">
            <text:p>25</text:p>
          </table:table-cell>
          <table:table-cell office:value-type="float" office:value="140">
            <text:p>140</text:p>
          </table:table-cell>
          <table:table-cell office:value-type="string">
            <text:p>3.5 Std</text:p>
            <text:p>(56)</text:p>
          </table:table-cell>
          <table:table-cell office:value-type="float" office:value="656">
            <text:p>656</text:p>
          </table:table-cell>
          <table:table-cell office:value-type="string">
            <text:p>3 x M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Commando COM-5S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string">
            <text:p>3 FF</text:p>
            <text:p>(53)</text:p>
          </table:table-cell>
          <table:table-cell office:value-type="float" office:value="557">
            <text:p>557</text:p>
          </table:table-cell>
          <table:table-cell office:value-type="string">
            <text:p>1 x SRM-6 (2t)</text:p>
            <text:p>1 x SSRM-2 (1t)</text:p>
            <text:p>1 x MBL</text:p>
          </table:table-cell>
          <table:table-cell office:value-type="string">
            <text:p>10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Battle Hawk BH-K305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771">
            <text:p>771</text:p>
          </table:table-cell>
          <table:table-cell office:value-type="string">
            <text:p>3 x MPL</text:p>
            <text:p>1 x SSRM-2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zorback RZK-9S</text:p>
          </table:table-cell>
          <table:table-cell office:value-type="float" office:value="30">
            <text:p>30</text:p>
          </table:table-cell>
          <table:table-cell office:value-type="float" office:value="90">
            <text:p>90</text:p>
          </table:table-cell>
          <table:table-cell office:value-type="string">
            <text:p>6 FF</text:p>
            <text:p>(105)</text:p>
          </table:table-cell>
          <table:table-cell office:value-type="float" office:value="855">
            <text:p>855</text:p>
          </table:table-cell>
          <table:table-cell office:value-type="string">
            <text:p>1 x ERLBL</text:p>
            <text:p>1 x SSRM-4 (1t)</text:p>
            <text:p>4 x MG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Scarabus SCB-9A</text:p>
          </table:table-cell>
          <table:table-cell office:value-type="float" office:value="30">
            <text:p>30</text:p>
          </table:table-cell>
          <table:table-cell office:value-type="float" office:value="160">
            <text:p>160</text:p>
          </table:table-cell>
          <table:table-cell office:value-type="string">
            <text:p>5.5 FF</text:p>
            <text:p>(98)</text:p>
          </table:table-cell>
          <table:table-cell office:value-type="float" office:value="825">
            <text:p>825</text:p>
          </table:table-cell>
          <table:table-cell office:value-type="string">
            <text:p>2 x MBL</text:p>
            <text:p>2 x SBL</text:p>
          </table:table-cell>
          <table:table-cell office:value-type="string">
            <text:p>10 Single</text:p>
          </table:table-cell>
          <table:table-cell table:number-columns-repeated="2"/>
          <table:table-cell office:value-type="string">
            <text:p>Guardian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Firestarter FS9-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4">
            <text:p>754</text:p>
          </table:table-cell>
          <table:table-cell office:value-type="string">
            <text:p>4 x Flamers</text:p>
            <text:p>2 x MBL</text:p>
            <text:p>1 x SBL</text:p>
          </table:table-cell>
          <table:table-cell office:value-type="string">
            <text:p>10 Single</text:p>
          </table:table-cell>
          <table:table-cell office:value-type="float" office:value="6">
            <text:p>6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Wolfhound WLF-2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19)</text:p>
          </table:table-cell>
          <table:table-cell office:value-type="float" office:value="1061">
            <text:p>1061</text:p>
          </table:table-cell>
          <table:table-cell office:value-type="string">
            <text:p>1 x ERLBL</text:p>
            <text:p>4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tiletto STO-4A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6 FF</text:p>
            <text:p>(107)</text:p>
          </table:table-cell>
          <table:table-cell office:value-type="float" office:value="859">
            <text:p>859</text:p>
          </table:table-cell>
          <table:table-cell office:value-type="string">
            <text:p>2 x SSRM-2 (1t)</text:p>
            <text:p>1 x LRM-5 (1t)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cout/Harass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Night Hawk NTK-2S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017">
            <text:p>1017</text:p>
          </table:table-cell>
          <table:table-cell office:value-type="string">
            <text:p>1 x ERLBL</text:p>
            <text:p>1 x L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Talon TLN-5W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.5 Std</text:p>
            <text:p>(119)</text:p>
          </table:table-cell>
          <table:table-cell office:value-type="float" office:value="1175">
            <text:p>1175</text:p>
          </table:table-cell>
          <table:table-cell office:value-type="string">
            <text:p>1 x ERPPC</text:p>
            <text:p>2 x M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Hollander BZK-F3</text:p>
          </table:table-cell>
          <table:table-cell office:value-type="float" office:value="35">
            <text:p>35</text:p>
          </table:table-cell>
          <table:table-cell office:value-type="float" office:value="80">
            <text:p>80</text:p>
          </table:table-cell>
          <table:table-cell office:value-type="string">
            <text:p>4 FF</text:p>
            <text:p>(71)</text:p>
          </table:table-cell>
          <table:table-cell office:value-type="float" office:value="953">
            <text:p>953</text:p>
          </table:table-cell>
          <table:table-cell office:value-type="string">
            <text:p>1 x Gauss (2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table:style-name="ce7" office:value-type="string">
            <text:p>Sentinel STN-3L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17">
            <text:p>717</text:p>
          </table:table-cell>
          <table:table-cell office:value-type="string">
            <text:p>1 x UAC/5 (1t)</text:p>
            <text:p>1 x SSRM-2 (1t)</text:p>
            <text:p>1 x 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Chimera CMA-1S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 Std</text:p>
            <text:p>(112)</text:p>
          </table:table-cell>
          <table:table-cell office:value-type="float" office:value="1173">
            <text:p>1173</text:p>
          </table:table-cell>
          <table:table-cell office:value-type="string">
            <text:p>1 x ERLBL</text:p>
            <text:p>1 x MRM-20 (2t)</text:p>
            <text:p>1 x ERMBL</text:p>
            <text:p>1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Hollander II BZK-F5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107)</text:p>
          </table:table-cell>
          <table:table-cell office:value-type="float" office:value="1214">
            <text:p>1214</text:p>
          </table:table-cell>
          <table:table-cell office:value-type="string">
            <text:p>1 x Gauss (2t)</text:p>
            <text:p>1 x MBL</text:p>
            <text:p>1 x S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Hollander II BZK-F7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5.5 FF</text:p>
            <text:p>(98)</text:p>
          </table:table-cell>
          <table:table-cell office:value-type="float" office:value="1192">
            <text:p>1192</text:p>
          </table:table-cell>
          <table:table-cell office:value-type="string">
            <text:p>1 x Heavy Gauss (3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Starslayer STY-3C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9.5 FF</text:p>
            <text:p>(169)</text:p>
          </table:table-cell>
          <table:table-cell office:value-type="float" office:value="1508">
            <text:p>1508</text:p>
          </table:table-cell>
          <table:table-cell office:value-type="string">
            <text:p>2 x LBL</text:p>
            <text:p>2 x MBL</text:p>
            <text:p>1 x SRM-4 (1t)</text:p>
            <text:p>1 x SBL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ziel UZL-2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352">
            <text:p>1352</text:p>
          </table:table-cell>
          <table:table-cell office:value-type="string">
            <text:p>2 x PPC</text:p>
            <text:p>1 x SRM-6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Uziel UZL-3S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string">
            <text:p>8 Std</text:p>
            <text:p>(128)</text:p>
          </table:table-cell>
          <table:table-cell office:value-type="float" office:value="1189">
            <text:p>1189</text:p>
          </table:table-cell>
          <table:table-cell office:value-type="string">
            <text:p>1 x LBX-2 (1t)</text:p>
            <text:p>1 x LPL</text:p>
            <text:p>1 x SRM-6 (1t)</text:p>
            <text:p>1 x ERMBL</text:p>
            <text:p>2 x ERSBL</text:p>
          </table:table-cell>
          <table:table-cell office:value-type="string">
            <text:p>11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Harasser</text:p>
          </table:table-cell>
          <table:table-cell table:number-columns-repeated="1007"/>
        </table:table-row>
        <table:table-row table:style-name="ro9">
          <table:table-cell office:value-type="string">
            <text:p>Enfield END-6Q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1 Std</text:p>
            <text:p>(169)</text:p>
          </table:table-cell>
          <table:table-cell office:value-type="float" office:value="1248">
            <text:p>1248</text:p>
          </table:table-cell>
          <table:table-cell office:value-type="string">
            <text:p>1 x LBX-10 (2t)</text:p>
            <text:p>1 x LPL</text:p>
            <text:p>2 x MBL</text:p>
            <text:p>1 x SB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Hunchback HBK-5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69)</text:p>
          </table:table-cell>
          <table:table-cell office:value-type="float" office:value="1350">
            <text:p>1350</text:p>
          </table:table-cell>
          <table:table-cell office:value-type="string">
            <text:p>1 x LBX-20 (4t)</text:p>
            <text:p>2 x MPL</text:p>
            <text:p>1 x S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office:value-type="string">
            <text:p>Bushwacker BSW-X1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23">
            <text:p>1223</text:p>
          </table:table-cell>
          <table:table-cell office:value-type="string">
            <text:p>1 x AC/10 (1t)</text:p>
            <text:p>2 x LRM-5 (1t)</text:p>
            <text:p>1 x ERLBL</text:p>
            <text:p>2 x MG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ushwacker BSW-S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9 FF</text:p>
            <text:p>(161)</text:p>
          </table:table-cell>
          <table:table-cell office:value-type="float" office:value="1293">
            <text:p>1293</text:p>
          </table:table-cell>
          <table:table-cell office:value-type="string">
            <text:p>1 x LBX-10 (2t)</text:p>
            <text:p>1 x ERLBL</text:p>
            <text:p>2 x SRM-4 (1t)</text:p>
          </table:table-cell>
          <table:table-cell office:value-type="string">
            <text:p>1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Jagermech JM6-DG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1661">
            <text:p>1661</text:p>
          </table:table-cell>
          <table:table-cell office:value-type="string">
            <text:p>2 x Gauss (6t)</text:p>
            <text:p>2 x ER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7-D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500">
            <text:p>1500</text:p>
          </table:table-cell>
          <table:table-cell office:value-type="string">
            <text:p>2 x UAC/5 (2t)</text:p>
            <text:p>2 x ERLBL</text:p>
            <text:p>2 x MP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Archer ARC-5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353">
            <text:p>1353</text:p>
          </table:table-cell>
          <table:table-cell office:value-type="string">
            <text:p>2 x LRM-15 (4t)</text:p>
            <text:p>4 x MPL</text:p>
            <text:p>2 x SSRM-2 (2t)</text:p>
          </table:table-cell>
          <table:table-cell office:value-type="string">
            <text:p>10 Double</text:p>
          </table:table-cell>
          <table:table-cell table:number-columns-repeated="3"/>
          <table:table-cell office:value-type="string">
            <text:p>Yes</text:p>
            <text:p>(1t)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Caesar CES-4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2 Std</text:p>
            <text:p>(192)</text:p>
          </table:table-cell>
          <table:table-cell office:value-type="float" office:value="1739">
            <text:p>1739</text:p>
          </table:table-cell>
          <table:table-cell office:value-type="string">
            <text:p>1 x Heavy Gauss (3t)</text:p>
            <text:p>1 x LPL</text:p>
            <text:p>2 x ERMB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Warhammer WHM-7S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77">
            <text:p>1477</text:p>
          </table:table-cell>
          <table:table-cell office:value-type="string">
            <text:p>2 x ERPPC</text:p>
            <text:p>2 x MPL</text:p>
            <text:p>2 x SBL</text:p>
            <text:p>2 x SSRM-2 (1t)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Dragon Fire DGR-3F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1)</text:p>
          </table:table-cell>
          <table:table-cell office:value-type="float" office:value="1855">
            <text:p>1855</text:p>
          </table:table-cell>
          <table:table-cell office:value-type="string">
            <text:p>1 x Gauss (2t)</text:p>
            <text:p>1 x LBX-10 (2t)</text:p>
            <text:p>1 x LBL</text:p>
            <text:p>2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Thanatos THS-4S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 Std</text:p>
            <text:p>(208)</text:p>
          </table:table-cell>
          <table:table-cell office:value-type="float" office:value="1844">
            <text:p>1844</text:p>
          </table:table-cell>
          <table:table-cell office:value-type="string">
            <text:p>1 x ERLBL</text:p>
            <text:p>2 x ERMBL</text:p>
            <text:p>1 x MPL</text:p>
            <text:p>1 x MRM-20 (2t)</text:p>
          </table:table-cell>
          <table:table-cell office:value-type="string">
            <text:p>16 Doubl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Marauder MAD-5S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799">
            <text:p>1799</text:p>
          </table:table-cell>
          <table:table-cell office:value-type="string">
            <text:p>2 x ERPPC</text:p>
            <text:p>1 x Gauss (1t)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Zeus ZEU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639">
            <text:p>1639</text:p>
          </table:table-cell>
          <table:table-cell office:value-type="string">
            <text:p>1 x ERPPC</text:p>
            <text:p>1 x ERLBL</text:p>
            <text:p>2 x MPL</text:p>
            <text:p>1 x LRM-15 (1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Zeus ZEU-9S2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1 FF</text:p>
            <text:p>(197)</text:p>
          </table:table-cell>
          <table:table-cell office:value-type="float" office:value="1858">
            <text:p>1858</text:p>
          </table:table-cell>
          <table:table-cell office:value-type="string">
            <text:p>1 x Gauss (3t)</text:p>
            <text:p>2 x LRM-15 (3t)</text:p>
            <text:p>1 x ERL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Victor VTR-9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0.5 Std</text:p>
            <text:p>(168)</text:p>
          </table:table-cell>
          <table:table-cell office:value-type="float" office:value="1360">
            <text:p>1360</text:p>
          </table:table-cell>
          <table:table-cell office:value-type="string">
            <text:p>1 x AC/20 (3t)</text:p>
            <text:p>1 x SRM-6 (1t)</text:p>
            <text:p>2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">
          <table:table-cell office:value-type="string">
            <text:p>Salamander PPR-5S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769">
            <text:p>1769</text:p>
          </table:table-cell>
          <table:table-cell office:value-type="string">
            <text:p>3 x LRM-20 (9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10">
          <table:table-cell office:value-type="string">
            <text:p>Battlemaster BLR-4S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F</text:p>
            <text:p>(241)</text:p>
          </table:table-cell>
          <table:table-cell office:value-type="float" office:value="2018">
            <text:p>2018</text:p>
          </table:table-cell>
          <table:table-cell office:value-type="string">
            <text:p>1 x Gauss (3t)</text:p>
            <text:p>4 x ERMBL</text:p>
            <text:p>2 x MBL</text:p>
            <text:p>1 x SRM-6 (2t)</text:p>
            <text:p>2 x SPL</text:p>
          </table:table-cell>
          <table:table-cell office:value-type="string">
            <text:p>13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8S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3.5 Std</text:p>
            <text:p>(216)</text:p>
          </table:table-cell>
          <table:table-cell office:value-type="float" office:value="2020">
            <text:p>2020</text:p>
          </table:table-cell>
          <table:table-cell office:value-type="string">
            <text:p>2 x ERPPC</text:p>
            <text:p>1 x Heavy Gauss (3t)</text:p>
            <text:p>2 x ERMBL</text:p>
            <text:p>2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Highlander HGN-734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7.5 Std</text:p>
            <text:p>(279)</text:p>
          </table:table-cell>
          <table:table-cell office:value-type="float" office:value="2214">
            <text:p>2214</text:p>
          </table:table-cell>
          <table:table-cell office:value-type="string">
            <text:p>1 x LBX-20 (3t)</text:p>
            <text:p>1 x ERLBL</text:p>
            <text:p>2 x SSRM-6 (1t)</text:p>
            <text:p>2 x ERMBL</text:p>
            <text:p>1 x MPL</text:p>
          </table:table-cell>
          <table:table-cell office:value-type="string">
            <text:p>14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10">
          <table:table-cell office:value-type="string">
            <text:p>Banshee BNC-5S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5 Std</text:p>
            <text:p>(240)</text:p>
          </table:table-cell>
          <table:table-cell office:value-type="float" office:value="2065">
            <text:p>2065</text:p>
          </table:table-cell>
          <table:table-cell office:value-type="string">
            <text:p>1 x Gauss (1t)</text:p>
            <text:p>2 x ERPPC</text:p>
            <text:p>4 x ERMBL</text:p>
            <text:p>1 x SRM-6 (1t)</text:p>
            <text:p>2 x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Fafnir FNR-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.5 Std</text:p>
            <text:p>(307)</text:p>
          </table:table-cell>
          <table:table-cell office:value-type="float" office:value="2636">
            <text:p>2636</text:p>
          </table:table-cell>
          <table:table-cell office:value-type="string">
            <text:p>2 x Heavy Gauss (8t)</text:p>
            <text:p>2 x ERMBL</text:p>
            <text:p>1 x MPL</text:p>
          </table:table-cell>
          <table:table-cell office:value-type="string">
            <text:p>10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table:style-name="ce4" office:value-type="string">
            <text:p>Atlas AS7-S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929">
            <text:p>1929</text:p>
          </table:table-cell>
          <table:table-cell office:value-type="string">
            <text:p>1 x AC/20 (3t)</text:p>
            <text:p>1 x LRM-20 (2t)</text:p>
            <text:p>1 x SRM-6 (1t)</text:p>
            <text:p>4 x MBL</text:p>
            <text:p>2 x SSRM-2 (1t)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Atlas AS7-S2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378">
            <text:p>2378</text:p>
          </table:table-cell>
          <table:table-cell office:value-type="string">
            <text:p>1 x Heavy Gauss (4t)</text:p>
            <text:p>2 x ERLBL</text:p>
            <text:p>1 x LRM-15 (2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5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 table:number-rows-repeated="104852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apellan Confederation" table:style-name="ta4" table:print="false"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18" office:value-type="string">
            <text:p>Capellan Confeder.</text:p>
          </table:table-cell>
          <table:table-cell table:style-name="ce19" table:number-columns-spanned="16" table:number-rows-spanned="1"/>
          <table:covered-table-cell table:number-columns-repeated="12" table:style-name="ce19"/>
          <table:covered-table-cell table:number-columns-repeated="2" table:style-name="ce15"/>
          <table:covered-table-cell table:style-name="ce19"/>
          <table:table-cell table:style-name="ce19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1L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40">
            <text:p>140</text:p>
          </table:table-cell>
          <table:table-cell table:style-name="ce11" office:value-type="string">
            <text:p>4 Std</text:p>
            <text:p>(64)</text:p>
          </table:table-cell>
          <table:table-cell table:style-name="ce11" office:value-type="float" office:value="486">
            <text:p>486</text:p>
          </table:table-cell>
          <table:table-cell table:style-name="ce11" office:value-type="string">
            <text:p>1 x MBL</text:p>
            <text:p>2 x MG</text:p>
          </table:table-cell>
          <table:table-cell table:style-name="ce11" office:value-type="string">
            <text:p>10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cout</text:p>
          </table:table-cell>
          <table:table-cell table:style-name="ce11" table:number-columns-repeated="1007"/>
        </table:table-row>
        <table:table-row table:style-name="ro4">
          <table:table-cell table:style-name="ce5" office:value-type="string">
            <text:p>Cossack C-SK1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table:style-name="ce11" office:value-type="float" office:value="465">
            <text:p>465</text:p>
          </table:table-cell>
          <table:table-cell table:style-name="ce11" office:value-type="string">
            <text:p>1 x SRM-6 (1t)</text:p>
            <text:p>1 x MBL</text:p>
            <text:p>2 x SBL</text:p>
          </table:table-cell>
          <table:table-cell table:style-name="ce11" office:value-type="string">
            <text:p>10 Single</text:p>
          </table:table-cell>
          <table:table-cell table:style-name="ce11" office:value-type="float" office:value="6">
            <text:p>6</text:p>
          </table:table-cell>
          <table:table-cell table:style-name="ce11" table:number-columns-repeated="6"/>
          <table:table-cell table:number-columns-repeated="2"/>
          <table:table-cell table:style-name="ce11" office:value-type="string">
            <text:p>Skirmisher</text:p>
          </table:table-cell>
          <table:table-cell table:style-name="ce11" table:number-columns-repeated="1007"/>
        </table:table-row>
        <table:table-row table:style-name="ro4">
          <table:table-cell table:style-name="ce4" office:value-type="string">
            <text:p>Flea FLE-17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1" office:value-type="string">
            <text:p>3 Std</text:p>
            <text:p>(48)</text:p>
          </table:table-cell>
          <table:table-cell office:value-type="float" office:value="510">
            <text:p>510</text:p>
          </table:table-cell>
          <table:table-cell office:value-type="string">
            <text:p>2 x MPL</text:p>
            <text:p>2 x SBL</text:p>
            <text:p>1 x Flamer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Duan Gung D9-G9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4 Std</text:p>
            <text:p>(64)</text:p>
          </table:table-cell>
          <table:table-cell office:value-type="float" office:value="737">
            <text:p>737</text:p>
          </table:table-cell>
          <table:table-cell office:value-type="string">
            <text:p>1 x LRM-10 (1t)</text:p>
            <text:p>2 x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UM-R63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6 Std</text:p>
            <text:p>(96)</text:p>
          </table:table-cell>
          <table:table-cell office:value-type="float" office:value="540">
            <text:p>540</text:p>
          </table:table-cell>
          <table:table-cell office:value-type="string">
            <text:p>1 x LBX/10 (1t)</text:p>
            <text:p>1 x SPL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Urbanmech UM-R60L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4 Std</text:p>
            <text:p>(64)</text:p>
          </table:table-cell>
          <table:table-cell office:value-type="float" office:value="470">
            <text:p>470</text:p>
          </table:table-cell>
          <table:table-cell office:value-type="string">
            <text:p>1 x AC/20 (1t)</text:p>
            <text:p>1 x SBL</text:p>
          </table:table-cell>
          <table:table-cell office:value-type="string">
            <text:p>11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Owens OW-1 Prime</text:p>
          </table:table-cell>
          <table:table-cell office:value-type="float" office:value="35">
            <text:p>35</text:p>
          </table:table-cell>
          <table:table-cell office:value-type="float" office:value="120">
            <text:p>120</text:p>
          </table:table-cell>
          <table:table-cell office:value-type="string">
            <text:p>7 Std</text:p>
            <text:p>(112)</text:p>
          </table:table-cell>
          <table:table-cell office:value-type="float" office:value="839">
            <text:p>839</text:p>
          </table:table-cell>
          <table:table-cell office:value-type="string">
            <text:p>2 x LRM-5 (1t)</text:p>
            <text:p>1 x MBL</text:p>
            <text:p>2 x SBL</text:p>
          </table:table-cell>
          <table:table-cell office:value-type="string">
            <text:p>10 Single</text:p>
          </table:table-cell>
          <table:table-cell table:number-columns-repeated="4"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Scout/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Raven RVN-4L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Sth</text:p>
            <text:p>(96)</text:p>
          </table:table-cell>
          <table:table-cell office:value-type="float" office:value="873">
            <text:p>873</text:p>
          </table:table-cell>
          <table:table-cell office:value-type="string">
            <text:p>2 x ERMBL</text:p>
            <text:p>1 x SRM-6 (1t)</text:p>
          </table:table-cell>
          <table:table-cell office:value-type="string">
            <text:p>10 Double</text:p>
          </table:table-cell>
          <table:table-cell table:number-columns-repeated="2"/>
          <table:table-cell table:number-columns-repeated="4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1">
          <table:table-cell office:value-type="string">
            <text:p>Sha Yu SYU-2B</text:p>
          </table:table-cell>
          <table:table-cell office:value-type="float" office:value="40">
            <text:p>40</text:p>
          </table:table-cell>
          <table:table-cell office:value-type="float" office:value="110">
            <text:p>110</text:p>
          </table:table-cell>
          <table:table-cell office:value-type="string">
            <text:p>6.5 Sth</text:p>
            <text:p>(104)</text:p>
          </table:table-cell>
          <table:table-cell office:value-type="float" office:value="1488">
            <text:p>1488</text:p>
          </table:table-cell>
          <table:table-cell office:value-type="string">
            <text:p>2 x ERLBL</text:p>
            <text:p>2 x ERMBL</text:p>
          </table:table-cell>
          <table:table-cell office:value-type="string">
            <text:p>13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Striker/EWAR Support</text:p>
          </table:table-cell>
          <table:table-cell table:number-columns-repeated="1007"/>
        </table:table-row>
        <table:table-row table:style-name="ro1">
          <table:table-cell office:value-type="string">
            <text:p>Snake SNK-1V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7 Std</text:p>
            <text:p>(112)</text:p>
          </table:table-cell>
          <table:table-cell office:value-type="float" office:value="980">
            <text:p>980</text:p>
          </table:table-cell>
          <table:table-cell office:value-type="string">
            <text:p>1 x LBX/10 (2t)</text:p>
            <text:p>3 x SSRM-2 (1t)</text:p>
          </table:table-cell>
          <table:table-cell office:value-type="string">
            <text:p>11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kirmisher</text:p>
          </table:table-cell>
          <table:table-cell table:number-columns-repeated="1007"/>
        </table:table-row>
        <table:table-row table:style-name="ro9">
          <table:table-cell office:value-type="string">
            <text:p>Vindicator VND-4L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9 Sth</text:p>
            <text:p>(144)</text:p>
          </table:table-cell>
          <table:table-cell office:value-type="float" office:value="1493">
            <text:p>1493</text:p>
          </table:table-cell>
          <table:table-cell office:value-type="string">
            <text:p>1 x ERPPC</text:p>
            <text:p>1 x LRM-5 (1t)</text:p>
            <text:p>1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Cobra CBR-02</text:p>
          </table:table-cell>
          <table:table-cell office:value-type="float" office:value="45">
            <text:p>45</text:p>
          </table:table-cell>
          <table:table-cell office:value-type="float" office:value="80">
            <text:p>80</text:p>
          </table:table-cell>
          <table:table-cell office:value-type="string">
            <text:p>6.5 FF</text:p>
            <text:p>(116)</text:p>
          </table:table-cell>
          <table:table-cell office:value-type="float" office:value="1128">
            <text:p>1128</text:p>
          </table:table-cell>
          <table:table-cell office:value-type="string">
            <text:p>2 x LRM-15 (2t)</text:p>
            <text:p>2 x MB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Blackjack BJ-3</text:p>
          </table:table-cell>
          <table:table-cell office:value-type="float" office:value="45">
            <text:p>45</text:p>
          </table:table-cell>
          <table:table-cell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71">
            <text:p>1271</text:p>
          </table:table-cell>
          <table:table-cell office:value-type="string">
            <text:p>2 x PPC</text:p>
            <text:p>4 x MBL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6">
          <table:table-cell table:style-name="ce4" office:value-type="string">
            <text:p>Hunchback HBK-4G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41">
            <text:p>1041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Men Shen MS1-O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11 Std</text:p>
            <text:p>(176)</text:p>
          </table:table-cell>
          <table:table-cell office:value-type="float" office:value="1550">
            <text:p>1550</text:p>
          </table:table-cell>
          <table:table-cell office:value-type="string">
            <text:p>1 x LRM-15 (1t)</text:p>
            <text:p>4 x M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Jinggua JN-G8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11.5 Std</text:p>
            <text:p>(184)</text:p>
          </table:table-cell>
          <table:table-cell office:value-type="float" office:value="2072">
            <text:p>2072</text:p>
          </table:table-cell>
          <table:table-cell office:value-type="string">
            <text:p>1 x Gauss (2t)</text:p>
            <text:p>4 x ERMBL</text:p>
            <text:p>1 x MPL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1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99">
            <text:p>1399</text:p>
          </table:table-cell>
          <table:table-cell office:value-type="string">
            <text:p>2 x LRM-15 (2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3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68">
            <text:p>1368</text:p>
          </table:table-cell>
          <table:table-cell office:value-type="string">
            <text:p>1 x Arrow IV (1t)</text:p>
            <text:p>4 x MBL</text:p>
          </table:table-cell>
          <table:table-cell office:value-type="string">
            <text:p>15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Artillery Suppor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Catapult CPLT-C4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358">
            <text:p>1358</text:p>
          </table:table-cell>
          <table:table-cell office:value-type="string">
            <text:p>2 x LRM-20 (4t)</text:p>
            <text:p>2 x SB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office:value-type="float" office:value="4">
            <text:p>4</text:p>
          </table:table-cell>
          <table:table-cell table:number-columns-repeated="6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office:value-type="string">
            <text:p>Archer ARC-7L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string">
            <text:p>12.5 Sth</text:p>
            <text:p>(200)</text:p>
          </table:table-cell>
          <table:table-cell office:value-type="float" office:value="1920">
            <text:p>1920</text:p>
          </table:table-cell>
          <table:table-cell office:value-type="string">
            <text:p>2 x LRM-20 (6t)</text:p>
            <text:p>2 x ER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office:value-type="string">
            <text:p>Cataphract CTF-3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1 Std</text:p>
            <text:p>(176)</text:p>
          </table:table-cell>
          <table:table-cell office:value-type="float" office:value="1545">
            <text:p>1545</text:p>
          </table:table-cell>
          <table:table-cell office:value-type="string">
            <text:p>1 x ERPPC</text:p>
            <text:p>1 x LBX/10 (2t)</text:p>
            <text:p>4 x MPL</text:p>
          </table:table-cell>
          <table:table-cell office:value-type="string">
            <text:p>16 Double</text:p>
          </table:table-cell>
          <table:table-cell/>
          <table:table-cell office:value-type="string">
            <text:p>Yes</text:p>
          </table:table-cell>
          <table:table-cell table:number-columns-repeated="7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Warhammer WHM-4L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h</text:p>
            <text:p>(216)</text:p>
          </table:table-cell>
          <table:table-cell office:value-type="float" office:value="1820">
            <text:p>1820</text:p>
          </table:table-cell>
          <table:table-cell office:value-type="string">
            <text:p>2 x ERPPC</text:p>
            <text:p>1 x SSRM-6 (1t)</text:p>
            <text:p>4 x MP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Thunder THR-1L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471">
            <text:p>1471</text:p>
          </table:table-cell>
          <table:table-cell office:value-type="string">
            <text:p>1 x AC/20 (3t)</text:p>
            <text:p>1 x LRM-5 (1t)</text:p>
            <text:p>3 x MPL</text:p>
          </table:table-cell>
          <table:table-cell office:value-type="string">
            <text:p>11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2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771">
            <text:p>1771</text:p>
          </table:table-cell>
          <table:table-cell office:value-type="string">
            <text:p>1 x LBX/20 (3t)</text:p>
            <text:p>1 x ERLBL</text:p>
            <text:p>1 x LRM-15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Lao Hu LHU-3B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.5 Std</text:p>
            <text:p>(200)</text:p>
          </table:table-cell>
          <table:table-cell office:value-type="float" office:value="1497">
            <text:p>1497</text:p>
          </table:table-cell>
          <table:table-cell office:value-type="string">
            <text:p>1 x LBX/10 (3t)</text:p>
            <text:p>1 x ERLBL</text:p>
            <text:p>1 x LRM-10 (2t)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Lao Hu LHU-3C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3.5 Std</text:p>
            <text:p>(216)</text:p>
          </table:table-cell>
          <table:table-cell office:value-type="float" office:value="1878">
            <text:p>1878</text:p>
          </table:table-cell>
          <table:table-cell office:value-type="string">
            <text:p>1 x Gauss (2t)</text:p>
            <text:p>1 x ERLBL</text:p>
            <text:p>3 x LRM-5 (3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4">
          <table:table-cell office:value-type="string">
            <text:p>Marauder MAD-5L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4 Sth</text:p>
            <text:p>(224)</text:p>
          </table:table-cell>
          <table:table-cell office:value-type="float" office:value="2286">
            <text:p>2286</text:p>
          </table:table-cell>
          <table:table-cell office:value-type="string">
            <text:p>1 x ERPPC</text:p>
            <text:p>2 x ERLBL</text:p>
            <text:p>2 x ERMBL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Victor VTR-10L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h</text:p>
            <text:p>(247)</text:p>
          </table:table-cell>
          <table:table-cell office:value-type="float" office:value="2320">
            <text:p>2320</text:p>
          </table:table-cell>
          <table:table-cell office:value-type="string">
            <text:p>1 x Gauss (3t)</text:p>
            <text:p>3 x ER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Awesome AWS-8Q</text:p>
          </table:table-cell>
          <table:table-cell table:style-name="ce11" office:value-type="float" office:value="80">
            <text:p>80</text:p>
          </table:table-cell>
          <table:table-cell table:style-name="ce11" office:value-type="float" office:value="50">
            <text:p>50</text:p>
          </table:table-cell>
          <table:table-cell table:style-name="ce11" office:value-type="string">
            <text:p>15 Std</text:p>
            <text:p>(240)</text:p>
          </table:table-cell>
          <table:table-cell table:style-name="ce11" office:value-type="float" office:value="1605">
            <text:p>1605</text:p>
          </table:table-cell>
          <table:table-cell table:style-name="ce11" office:value-type="string">
            <text:p>3 x PPC</text:p>
            <text:p>1 x SBL</text:p>
          </table:table-cell>
          <table:table-cell table:style-name="ce11" office:value-type="string">
            <text:p>28 Sing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Sniper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1G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519">
            <text:p>1519</text:p>
          </table:table-cell>
          <table:table-cell office:value-type="string">
            <text:p>1 x PPC</text:p>
            <text:p>6 x MBL</text:p>
            <text:p>2 x MG</text:p>
            <text:p>1 x SRM-6 (2t)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Yu Huang Y-H9G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7 Std</text:p>
            <text:p>(272)</text:p>
          </table:table-cell>
          <table:table-cell office:value-type="float" office:value="2074">
            <text:p>2074</text:p>
          </table:table-cell>
          <table:table-cell office:value-type="string">
            <text:p>1 x ERPPC</text:p>
            <text:p>1 x LBX/20 (3t)</text:p>
            <text:p>2 x MBL</text:p>
            <text:p>1 x LRM-10 (1t)</text:p>
            <text:p>1 x MPL</text:p>
          </table:table-cell>
          <table:table-cell office:value-type="string">
            <text:p>13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under SD1-O Prime</text:p>
          </table:table-cell>
          <table:table-cell office:value-type="float" office:value="90">
            <text:p>90</text:p>
          </table:table-cell>
          <table:table-cell office:value-type="float" office:value="60">
            <text:p>60</text:p>
          </table:table-cell>
          <table:table-cell office:value-type="string">
            <text:p>16.5 Std</text:p>
            <text:p>(264)</text:p>
          </table:table-cell>
          <table:table-cell office:value-type="float" office:value="1747">
            <text:p>1747</text:p>
          </table:table-cell>
          <table:table-cell office:value-type="string">
            <text:p>1 X AC/20 (2t)</text:p>
            <text:p>3 x SRM-4 (2t)</text:p>
            <text:p>2 x LBL</text:p>
            <text:p>2 x M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9" table:number-rows-repeated="1048533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ree Worlds League" table:style-name="ta5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10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15" table:default-cell-style-name="ce11"/>
        <table:table-column table:style-name="co16" table:default-cell-style-name="ce11"/>
        <table:table-column table:style-name="co17" table:default-cell-style-name="ce12"/>
        <table:table-column table:style-name="co18" table:number-columns-repeated="1007" table:default-cell-style-name="ce12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8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style-name="ce8" table:number-columns-repeated="1007"/>
        </table:table-row>
        <table:table-row table:style-name="ro2">
          <table:table-cell table:style-name="ce20" office:value-type="string">
            <text:p>Free Worlds League</text:p>
          </table:table-cell>
          <table:table-cell table:style-name="ce21" table:number-columns-spanned="16" table:number-rows-spanned="1"/>
          <table:covered-table-cell table:number-columns-repeated="12" table:style-name="ce21"/>
          <table:covered-table-cell table:number-columns-repeated="2" table:style-name="ce15"/>
          <table:covered-table-cell table:style-name="ce21"/>
          <table:table-cell table:style-name="ce21"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023"/>
        </table:table-row>
        <table:table-row table:style-name="ro1">
          <table:table-cell table:style-name="ce4" office:value-type="string">
            <text:p>Locust LCT-3M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522">
            <text:p>522</text:p>
          </table:table-cell>
          <table:table-cell office:value-type="string">
            <text:p>1 x MBL</text:p>
            <text:p>4 x SBL</text:p>
          </table:table-cell>
          <table:table-cell office:value-type="string">
            <text:p>10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Locust LCT-5M</text:p>
          </table:table-cell>
          <table:table-cell office:value-type="float" office:value="20">
            <text:p>20</text:p>
          </table:table-cell>
          <table:table-cell office:value-type="float" office:value="180">
            <text:p>180</text:p>
          </table:table-cell>
          <table:table-cell office:value-type="string">
            <text:p>4 FF</text:p>
            <text:p>(69)</text:p>
          </table:table-cell>
          <table:table-cell office:value-type="float" office:value="719">
            <text:p>719</text:p>
          </table:table-cell>
          <table:table-cell office:value-type="string">
            <text:p>1 x ERMBL</text:p>
            <text:p>4 x ERSBL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coutr</text:p>
          </table:table-cell>
          <table:table-cell table:number-columns-repeated="1007"/>
        </table:table-row>
        <table:table-row table:style-name="ro1">
          <table:table-cell office:value-type="string">
            <text:p>Eagle EGL-2M</text:p>
          </table:table-cell>
          <table:table-cell office:value-type="float" office:value="25">
            <text:p>25</text:p>
          </table:table-cell>
          <table:table-cell office:value-type="float" office:value="80">
            <text:p>80</text:p>
          </table:table-cell>
          <table:table-cell office:value-type="string">
            <text:p>5 Std</text:p>
            <text:p>(80)</text:p>
          </table:table-cell>
          <table:table-cell office:value-type="float" office:value="800">
            <text:p>800</text:p>
          </table:table-cell>
          <table:table-cell office:value-type="string">
            <text:p>1 x ERLBL</text:p>
            <text:p>1 x ER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4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Jackal JA-KL-1532</text:p>
          </table:table-cell>
          <table:table-cell office:value-type="float" office:value="30">
            <text:p>30</text:p>
          </table:table-cell>
          <table:table-cell office:value-type="float" office:value="110">
            <text:p>110</text:p>
          </table:table-cell>
          <table:table-cell office:value-type="string">
            <text:p>6 Std</text:p>
            <text:p>(96)</text:p>
          </table:table-cell>
          <table:table-cell office:value-type="float" office:value="918">
            <text:p>918</text:p>
          </table:table-cell>
          <table:table-cell office:value-type="string">
            <text:p>1 x ERPPC</text:p>
            <text:p>1 x SSRM-2 (1t)</text:p>
          </table:table-cell>
          <table:table-cell office:value-type="string">
            <text:p>11 Sing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">
          <table:table-cell table:style-name="ce4" office:value-type="string">
            <text:p>Spider SPD-7M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3 FF</text:p>
            <text:p>(53)</text:p>
          </table:table-cell>
          <table:table-cell office:value-type="float" office:value="621">
            <text:p>621</text:p>
          </table:table-cell>
          <table:table-cell office:value-type="string">
            <text:p>2 x MPL</text:p>
          </table:table-cell>
          <table:table-cell office:value-type="string">
            <text:p>10 Sing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cout</text:p>
          </table:table-cell>
          <table:table-cell table:number-columns-repeated="1007"/>
        </table:table-row>
        <table:table-row table:style-name="ro1">
          <table:table-cell office:value-type="string">
            <text:p>Hammer HMR-3M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string">
            <text:p>6 Std</text:p>
            <text:p>(96)</text:p>
          </table:table-cell>
          <table:table-cell office:value-type="float" office:value="787">
            <text:p>787</text:p>
          </table:table-cell>
          <table:table-cell office:value-type="string">
            <text:p>2 x LRM-5 (2t)</text:p>
            <text:p>3 x MBL</text:p>
          </table:table-cell>
          <table:table-cell office:value-type="string">
            <text:p>11 Sing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Urbanmech RM-69</text:p>
          </table:table-cell>
          <table:table-cell table:number-columns-repeated="2" office:value-type="float" office:value="30">
            <text:p>30</text:p>
          </table:table-cell>
          <table:table-cell office:value-type="string">
            <text:p>5 FF</text:p>
            <text:p>(89)</text:p>
          </table:table-cell>
          <table:table-cell office:value-type="float" office:value="589">
            <text:p>589</text:p>
          </table:table-cell>
          <table:table-cell office:value-type="string">
            <text:p>1 x UAC/10 (1t)</text:p>
            <text:p>1 x ERSBL</text:p>
            <text:p>1 x SPL</text:p>
          </table:table-cell>
          <table:table-cell office:value-type="string">
            <text:p>10 Single</text:p>
          </table:table-cell>
          <table:table-cell office:value-type="float" office:value="2">
            <text:p>2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Raven RVN-3M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4.5 FF</text:p>
            <text:p>(80)</text:p>
          </table:table-cell>
          <table:table-cell office:value-type="float" office:value="708">
            <text:p>708</text:p>
          </table:table-cell>
          <table:table-cell office:value-type="string">
            <text:p>LRM-15 (2t)</text:p>
            <text:p>2 x SBL</text:p>
            <text:p>1 x SPL</text:p>
          </table:table-cell>
          <table:table-cell office:value-type="string">
            <text:p>11 Single</text:p>
          </table:table-cell>
          <table:table-cell table:number-columns-repeated="3"/>
          <table:table-cell office:value-type="string">
            <text:p>Yes</text:p>
          </table:table-cell>
          <table:table-cell table:number-columns-repeated="5"/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Cicada CDA-3M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4 Std</text:p>
            <text:p>(64)</text:p>
          </table:table-cell>
          <table:table-cell office:value-type="float" office:value="812">
            <text:p>812</text:p>
          </table:table-cell>
          <table:table-cell office:value-type="string">
            <text:p>1 x UAC/5 (1t)</text:p>
            <text:p>2 x MBL</text:p>
            <text:p>1 x SPL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kirmisher</text:p>
          </table:table-cell>
          <table:table-cell table:number-columns-repeated="1007"/>
        </table:table-row>
        <table:table-row table:style-name="ro1">
          <table:table-cell office:value-type="string">
            <text:p>Cicada CDA-3F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6.5 FF</text:p>
            <text:p>(116)</text:p>
          </table:table-cell>
          <table:table-cell office:value-type="float" office:value="1329">
            <text:p>1329</text:p>
          </table:table-cell>
          <table:table-cell office:value-type="string">
            <text:p>1 x ERPPC</text:p>
            <text:p>2 x MBL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Sentinel STN-3M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5.5 Std</text:p>
            <text:p>(88)</text:p>
          </table:table-cell>
          <table:table-cell office:value-type="float" office:value="758">
            <text:p>758</text:p>
          </table:table-cell>
          <table:table-cell office:value-type="string">
            <text:p>1 x UAC/5 (1t)</text:p>
            <text:p>1 x MBL</text:p>
            <text:p>1 x SRM-2 (1t)</text:p>
          </table:table-cell>
          <table:table-cell office:value-type="string">
            <text:p>10 Sing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Strider SR1-O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7.5 Std</text:p>
            <text:p>(120)</text:p>
          </table:table-cell>
          <table:table-cell office:value-type="float" office:value="867">
            <text:p>867</text:p>
          </table:table-cell>
          <table:table-cell office:value-type="string">
            <text:p>2 x SRM-6 (2t)</text:p>
            <text:p>1 x SBL</text:p>
          </table:table-cell>
          <table:table-cell office:value-type="string">
            <text:p>10 Sing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Blackjack BJ2-O Prime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9.5 Std</text:p>
            <text:p>(152)</text:p>
          </table:table-cell>
          <table:table-cell office:value-type="float" office:value="1201">
            <text:p>1201</text:p>
          </table:table-cell>
          <table:table-cell office:value-type="string">
            <text:p>2 x UAC/5 (2t)</text:p>
            <text:p>4 x MBL</text:p>
            <text:p>4 x MG</text:p>
          </table:table-cell>
          <table:table-cell office:value-type="string">
            <text:p>10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Trebuchet TBT-7M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1348">
            <text:p>1348</text:p>
          </table:table-cell>
          <table:table-cell office:value-type="string">
            <text:p>2 x LRM-15 (2t)</text:p>
            <text:p>3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Trebuchet TBT-5S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7.5 Std</text:p>
            <text:p>(120)</text:p>
          </table:table-cell>
          <table:table-cell office:value-type="float" office:value="984">
            <text:p>984</text:p>
          </table:table-cell>
          <table:table-cell office:value-type="string">
            <text:p>2 x SRM-6 (2t)</text:p>
            <text:p>3 x MBL</text:p>
          </table:table-cell>
          <table:table-cell office:value-type="string">
            <text:p>18 Sing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Hunchback HBK-5N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056">
            <text:p>1056</text:p>
          </table:table-cell>
          <table:table-cell office:value-type="string">
            <text:p>1 x AC/20 (2t)</text:p>
            <text:p>2 x MBL</text:p>
            <text:p>1 x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7">
          <table:table-cell table:style-name="ce4" office:value-type="string">
            <text:p>Hunchback HBK-4P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138">
            <text:p>1138</text:p>
          </table:table-cell>
          <table:table-cell office:value-type="string">
            <text:p>8 x MBL</text:p>
            <text:p>1 x SBL</text:p>
          </table:table-cell>
          <table:table-cell office:value-type="string">
            <text:p>23 Single</text:p>
          </table:table-cell>
          <table:table-cell table:number-columns-repeated="7"/>
          <table:table-cell table:style-name="ce12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hadow Hawk SHD-5M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string">
            <text:p>10.5 Std</text:p>
            <text:p>(168)</text:p>
          </table:table-cell>
          <table:table-cell office:value-type="float" office:value="1430">
            <text:p>1430</text:p>
          </table:table-cell>
          <table:table-cell office:value-type="string">
            <text:p>1 x UAC/5 (1t)</text:p>
            <text:p>1 x LRM-20 (1t)</text:p>
            <text:p>1 x SSRM-2 (1t)</text:p>
            <text:p>1 x MBL</text:p>
          </table:table-cell>
          <table:table-cell office:value-type="string">
            <text:p>10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pollo APL-1M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207">
            <text:p>1207</text:p>
          </table:table-cell>
          <table:table-cell office:value-type="string">
            <text:p>2 x LRM-15 (4t)</text:p>
            <text:p>2 x SP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023"/>
        </table:table-row>
        <table:table-row table:style-name="ro4">
          <table:table-cell office:value-type="string">
            <text:p>Quickdraw QKD-5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 FF</text:p>
            <text:p>(143)</text:p>
          </table:table-cell>
          <table:table-cell office:value-type="float" office:value="1237">
            <text:p>1237</text:p>
          </table:table-cell>
          <table:table-cell office:value-type="string">
            <text:p>4 x MBL</text:p>
            <text:p>1 x LRM-10 (1t)</text:p>
            <text:p>1 x SRM-4 (OS)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Yeoman YMN-6Y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FF</text:p>
            <text:p>(152)</text:p>
          </table:table-cell>
          <table:table-cell office:value-type="float" office:value="1344">
            <text:p>1344</text:p>
          </table:table-cell>
          <table:table-cell office:value-type="string">
            <text:p>2 x LRM-15 (4t)</text:p>
            <text:p>2 x LRM-10 (2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office:value-type="string">
            <text:p>Anvil ANV-3M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9.5 Std</text:p>
            <text:p>(152)</text:p>
          </table:table-cell>
          <table:table-cell office:value-type="float" office:value="1441">
            <text:p>1441</text:p>
          </table:table-cell>
          <table:table-cell office:value-type="string">
            <text:p>2 x LPL</text:p>
            <text:p>2 x MBL</text:p>
          </table:table-cell>
          <table:table-cell office:value-type="string">
            <text:p>12 Doubl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Yes</text:p>
          </table:table-cell>
          <table:table-cell table:number-columns-repeated="6"/>
          <table:table-cell office:value-type="string">
            <text:p>Skirmisher</text:p>
          </table:table-cell>
          <table:table-cell table:number-columns-repeated="1007"/>
        </table:table-row>
        <table:table-row table:style-name="ro4">
          <table:table-cell office:value-type="string">
            <text:p>Rifleman RFL-5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8.5 Std</text:p>
            <text:p>(136)</text:p>
          </table:table-cell>
          <table:table-cell office:value-type="float" office:value="1227">
            <text:p>1227</text:p>
          </table:table-cell>
          <table:table-cell office:value-type="string">
            <text:p>2 x UAC/5 (1t)</text:p>
            <text:p>2 x LBL</text:p>
            <text:p>2 x M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Rifleman RFL-7M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521">
            <text:p>1521</text:p>
          </table:table-cell>
          <table:table-cell office:value-type="string">
            <text:p>2 x Light Gauss (2t)</text:p>
            <text:p>6 x ERMBL</text:p>
            <text:p>1 x SBL</text:p>
          </table:table-cell>
          <table:table-cell office:value-type="string">
            <text:p>11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6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Tempest TMP-3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2.5 Std</text:p>
            <text:p>(200)</text:p>
          </table:table-cell>
          <table:table-cell office:value-type="float" office:value="1786">
            <text:p>1786</text:p>
          </table:table-cell>
          <table:table-cell office:value-type="string">
            <text:p>1 x Gauss (2t)</text:p>
            <text:p>1 x LPL</text:p>
            <text:p>1 x SRM-6 (1t)</text:p>
            <text:p>3 x MBL</text:p>
          </table:table-cell>
          <table:table-cell office:value-type="string">
            <text:p>11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0">
          <table:table-cell office:value-type="string">
            <text:p>Thunderbolt TDR-7M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11.5 FF</text:p>
            <text:p>(206)</text:p>
          </table:table-cell>
          <table:table-cell office:value-type="float" office:value="1495">
            <text:p>1495</text:p>
          </table:table-cell>
          <table:table-cell office:value-type="string">
            <text:p>1 x ERLBL</text:p>
            <text:p>1 x LRM-15 (2t)</text:p>
            <text:p>3 x MBL</text:p>
            <text:p>1 x SSRM-2 (1t)</text:p>
            <text:p>2 x MG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4" office:value-type="string">
            <text:p>Jagermech JM6-DD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>
            <text:p>6.5 FF</text:p>
            <text:p>(116)</text:p>
          </table:table-cell>
          <table:table-cell office:value-type="float" office:value="965">
            <text:p>965</text:p>
          </table:table-cell>
          <table:table-cell office:value-type="string">
            <text:p>2 x UAC/5 (2t)</text:p>
            <text:p>2 x AC/2 (2t)</text:p>
            <text:p>2 x MPL</text:p>
          </table:table-cell>
          <table:table-cell office:value-type="string">
            <text:p>10 Single</text:p>
          </table:table-cell>
          <table:table-cell table:number-columns-repeated="7"/>
          <table:table-cell table:style-name="ce12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0">
          <table:table-cell office:value-type="string">
            <text:p>Hercules HRC-KS-900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string">
            <text:p>11 FF</text:p>
            <text:p>(197)</text:p>
          </table:table-cell>
          <table:table-cell office:value-type="float" office:value="1561">
            <text:p>1561</text:p>
          </table:table-cell>
          <table:table-cell office:value-type="string">
            <text:p>1 x ERPPC</text:p>
            <text:p>1 x LBX/10 (2t)</text:p>
            <text:p>1 x MPL</text:p>
            <text:p>1 x SSRM-2 (1t)</text:p>
            <text:p>2 x S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">
          <table:table-cell office:value-type="string">
            <text:p>Archer ARC-4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3.5 Std</text:p>
            <text:p>(216)</text:p>
          </table:table-cell>
          <table:table-cell office:value-type="float" office:value="1705">
            <text:p>1705</text:p>
          </table:table-cell>
          <table:table-cell office:value-type="string">
            <text:p>2 x LRM-20 (4t)</text:p>
            <text:p>4 x MBL</text:p>
          </table:table-cell>
          <table:table-cell office:value-type="string">
            <text:p>10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Warhammer WHM-7M</text:p>
          </table:table-cell>
          <table:table-cell office:value-type="float" office:value="70">
            <text:p>70</text:p>
          </table:table-cell>
          <table:table-cell office:value-type="float" office:value="60">
            <text:p>60</text:p>
          </table:table-cell>
          <table:table-cell office:value-type="string">
            <text:p>10 Std</text:p>
            <text:p>(160)</text:p>
          </table:table-cell>
          <table:table-cell office:value-type="float" office:value="1487">
            <text:p>1487</text:p>
          </table:table-cell>
          <table:table-cell office:value-type="string">
            <text:p>2 x ERPPC</text:p>
            <text:p>2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Orion ON1-MA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4 Std</text:p>
            <text:p>(224)</text:p>
          </table:table-cell>
          <table:table-cell office:value-type="float" office:value="1414">
            <text:p>1414</text:p>
          </table:table-cell>
          <table:table-cell office:value-type="string">
            <text:p>1 x LBX-10 (2t)</text:p>
            <text:p>1 x LRM-20 (2t)</text:p>
            <text:p>1 x SRM-6 (2t)</text:p>
            <text:p>2 x MPL</text:p>
          </table:table-cell>
          <table:table-cell office:value-type="string">
            <text:p>11 Double</text:p>
          </table:table-cell>
          <table:table-cell table:number-columns-repeated="8"/>
          <table:table-cell office:value-type="string">
            <text:p>Yes</text:p>
          </table:table-cell>
          <table:table-cell office:value-type="string">
            <text:p>Brawler</text:p>
          </table:table-cell>
          <table:table-cell table:number-columns-repeated="1007"/>
        </table:table-row>
        <table:table-row table:style-name="ro4">
          <table:table-cell office:value-type="string">
            <text:p>Marauder MAD-5M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1.5 Std</text:p>
            <text:p>(184)</text:p>
          </table:table-cell>
          <table:table-cell office:value-type="float" office:value="1471">
            <text:p>1471</text:p>
          </table:table-cell>
          <table:table-cell office:value-type="string">
            <text:p>1 x LBX-10 (1t)</text:p>
            <text:p>2 x LPL</text:p>
            <text:p>2 x MPL</text:p>
          </table:table-cell>
          <table:table-cell office:value-type="string">
            <text:p>16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023"/>
        </table:table-row>
        <table:table-row table:style-name="ro9">
          <table:table-cell office:value-type="string">
            <text:p>Awesome AWS-9M</text:p>
          </table:table-cell>
          <table:table-cell office:value-type="float" office:value="80">
            <text:p>80</text:p>
          </table:table-cell>
          <table:table-cell office:value-type="float" office:value="60">
            <text:p>60</text:p>
          </table:table-cell>
          <table:table-cell office:value-type="string">
            <text:p>15.5 Std</text:p>
            <text:p>(247)</text:p>
          </table:table-cell>
          <table:table-cell office:value-type="float" office:value="1812">
            <text:p>1812</text:p>
          </table:table-cell>
          <table:table-cell office:value-type="string">
            <text:p>3 x ERPPC</text:p>
            <text:p>2 x SSRM-2 (1t)</text:p>
            <text:p>1 x MPL</text:p>
            <text:p>1 x SPL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table:style-name="ce7" office:value-type="string">
            <text:p>Longbow LGB-7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816">
            <text:p>1816</text:p>
          </table:table-cell>
          <table:table-cell office:value-type="string">
            <text:p>2 x LRM-20 (4t)</text:p>
            <text:p>2 x LRM-5 (4t)</text:p>
            <text:p>2 x MBL</text:p>
          </table:table-cell>
          <table:table-cell office:value-type="string">
            <text:p>14 Double</text:p>
          </table:table-cell>
          <table:table-cell table:number-columns-repeated="7"/>
          <table:table-cell table:style-name="ce12"/>
          <table:table-cell table:style-name="ce12" office:value-type="string">
            <text:p>Yes</text:p>
          </table:table-cell>
          <table:table-cell office:value-type="string">
            <text:p>Missile Support</text:p>
          </table:table-cell>
          <table:table-cell table:number-columns-repeated="1007"/>
        </table:table-row>
        <table:table-row table:style-name="ro1">
          <table:table-cell table:style-name="ce7" office:value-type="string">
            <text:p>Longbow LGB-8V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6 Std</text:p>
            <text:p>(256)</text:p>
          </table:table-cell>
          <table:table-cell office:value-type="float" office:value="1753">
            <text:p>1753</text:p>
          </table:table-cell>
          <table:table-cell office:value-type="string">
            <text:p>2 x Arrow (8t)</text:p>
            <text:p>1 x SPL</text:p>
          </table:table-cell>
          <table:table-cell office:value-type="string">
            <text:p>18 Double</text:p>
          </table:table-cell>
          <table:table-cell table:number-columns-repeated="7"/>
          <table:table-cell table:style-name="ce12" table:number-columns-repeated="2"/>
          <table:table-cell office:value-type="string">
            <text:p>Missile Support</text:p>
          </table:table-cell>
          <table:table-cell table:number-columns-repeated="1007"/>
        </table:table-row>
        <table:table-row table:style-name="ro9">
          <table:table-cell office:value-type="string">
            <text:p>Battlemaster BLR-3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679">
            <text:p>1679</text:p>
          </table:table-cell>
          <table:table-cell office:value-type="string">
            <text:p>1 x ERPPC</text:p>
            <text:p>6 x MBL</text:p>
            <text:p>1 x SRM-6 (1t)</text:p>
            <text:p>1 x MG</text:p>
          </table:table-cell>
          <table:table-cell office:value-type="string">
            <text:p>18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4">
          <table:table-cell office:value-type="string">
            <text:p>Battlemaster BLR-5M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4.5 Std</text:p>
            <text:p>(232)</text:p>
          </table:table-cell>
          <table:table-cell office:value-type="float" office:value="1766">
            <text:p>1766</text:p>
          </table:table-cell>
          <table:table-cell office:value-type="string">
            <text:p>1 x Light Gauss (1t)</text:p>
            <text:p>1 x ERLBL</text:p>
            <text:p>6 x ER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office:value-type="string">
            <text:p>Stalker STK-5M</text:p>
          </table:table-cell>
          <table:table-cell office:value-type="float" office:value="85">
            <text:p>85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1655">
            <text:p>1655</text:p>
          </table:table-cell>
          <table:table-cell office:value-type="string">
            <text:p>1 x ERLBL</text:p>
            <text:p>4 x MBL</text:p>
            <text:p>2 x LRM-10 (4t)</text:p>
            <text:p>2 x SRM-6 (2t)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2">
          <table:table-cell office:value-type="string">
            <text:p>Albatross ALB-3U</text:p>
          </table:table-cell>
          <table:table-cell office:value-type="float" office:value="95">
            <text:p>95</text:p>
          </table:table-cell>
          <table:table-cell office:value-type="float" office:value="60">
            <text:p>60</text:p>
          </table:table-cell>
          <table:table-cell office:value-type="string">
            <text:p>13 Std</text:p>
            <text:p>(208)</text:p>
          </table:table-cell>
          <table:table-cell office:value-type="float" office:value="1668">
            <text:p>1668</text:p>
          </table:table-cell>
          <table:table-cell office:value-type="string">
            <text:p>1 x LBX-10 (2t)</text:p>
            <text:p>1 x ERLBL</text:p>
            <text:p>1 x LPL</text:p>
            <text:p>1 x LRM-15 (2t)</text:p>
            <text:p>1 x SRM-6 (1t)</text:p>
            <text:p>2 x M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9">
          <table:table-cell table:style-name="ce4" office:value-type="string">
            <text:p>Atlas AS7-D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1897">
            <text:p>1897</text:p>
          </table:table-cell>
          <table:table-cell office:value-type="string">
            <text:p>1 xAC/20 (3t)</text:p>
            <text:p>1 xLRM-20 (2t)</text:p>
            <text:p>1 xSRM-6 (1t)</text:p>
            <text:p>4 x MBL</text:p>
          </table:table-cell>
          <table:table-cell office:value-type="string">
            <text:p>20 Single</text:p>
          </table:table-cell>
          <table:table-cell table:number-columns-repeated="7"/>
          <table:table-cell table:style-name="ce12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3">
          <table:table-cell office:value-type="string">
            <text:p>Grand Titan T-IT-N10M</text:p>
          </table:table-cell>
          <table:table-cell table:number-columns-repeated="1023"/>
        </table:table-row>
        <table:table-row table:style-name="ro3" table:number-rows-repeated="104852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Wolf" table:style-name="ta11" table:print="false">
        <office:forms form:automatic-focus="false" form:apply-design-mode="false"/>
        <table:table-column table:style-name="co68" table:default-cell-style-name="ce7"/>
        <table:table-column table:style-name="co20" table:default-cell-style-name="ce12"/>
        <table:table-column table:style-name="co21" table:default-cell-style-name="ce12"/>
        <table:table-column table:style-name="co22" table:default-cell-style-name="ce12"/>
        <table:table-column table:style-name="co21" table:default-cell-style-name="ce12"/>
        <table:table-column table:style-name="co69" table:default-cell-style-name="ce12"/>
        <table:table-column table:style-name="co18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2"/>
        <table:table-column table:style-name="co70" table:default-cell-style-name="ce12"/>
        <table:table-column table:style-name="co71" table:default-cell-style-name="ce12"/>
        <table:table-column table:style-name="co72" table:number-columns-repeated="2" table:default-cell-style-name="ce12"/>
        <table:table-column table:style-name="co30" table:default-cell-style-name="ce11"/>
        <table:table-column table:style-name="co24" table:default-cell-style-name="ce11"/>
        <table:table-column table:style-name="co73" table:default-cell-style-name="ce12"/>
        <table:table-column table:style-name="co18" table:number-columns-repeated="1007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13" office:value-type="string" table:number-columns-spanned="1024" table:number-rows-spanned="1">
            <text:p>Clan Wolf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">
          <table:table-cell office:value-type="string">
            <text:p>Locust IIC 5</text:p>
          </table:table-cell>
          <table:table-cell table:style-name="ce11" office:value-type="float" office:value="25">
            <text:p>25</text:p>
          </table:table-cell>
          <table:table-cell table:style-name="ce11" office:value-type="float" office:value="120">
            <text:p>120</text:p>
          </table:table-cell>
          <table:table-cell table:style-name="ce11" office:value-type="string">
            <text:p>4 FF</text:p>
            <text:p>(76)</text:p>
          </table:table-cell>
          <table:table-cell table:style-name="ce11" office:value-type="float" office:value="878">
            <text:p>878</text:p>
          </table:table-cell>
          <table:table-cell table:style-name="ce11" office:value-type="string">
            <text:p>1 x ER MBL</text:p>
            <text:p>2 x ATM-3 (2t)</text:p>
          </table:table-cell>
          <table:table-cell table:style-name="ce11" office:value-type="string">
            <text:p>10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Light Scout/LRM Support</text:p>
          </table:table-cell>
          <table:table-cell table:number-columns-repeated="1007"/>
        </table:table-row>
        <table:table-row table:style-name="ro19">
          <table:table-cell office:value-type="string">
            <text:p>Icestorm</text:p>
          </table:table-cell>
          <table:table-cell office:value-type="float" office:value="25">
            <text:p>25</text:p>
          </table:table-cell>
          <table:table-cell office:value-type="float" office:value="180">
            <text:p>180</text:p>
          </table:table-cell>
          <table:table-cell office:value-type="string">
            <text:p>3.5 Std</text:p>
            <text:p>(56)</text:p>
          </table:table-cell>
          <table:table-cell office:value-type="float" office:value="728">
            <text:p>728</text:p>
          </table:table-cell>
          <table:table-cell office:value-type="string">
            <text:p>1 x ER MBL</text:p>
            <text:p>1 x SRM-2 (1t)</text:p>
          </table:table-cell>
          <table:table-cell office:value-type="string">
            <text:p>10 Sing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Light Scout</text:p>
          </table:table-cell>
          <table:table-cell table:number-columns-repeated="1007"/>
        </table:table-row>
        <table:table-row table:style-name="ro20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20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9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9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4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9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9">
          <table:table-cell office:value-type="string">
            <text:p>Pouncer Prime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557">
            <text:p>2557</text:p>
          </table:table-cell>
          <table:table-cell office:value-type="string">
            <text:p>2 x ER PPC</text:p>
            <text:p>1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Medium Sniper</text:p>
          </table:table-cell>
          <table:table-cell table:number-columns-repeated="1007"/>
        </table:table-row>
        <table:table-row table:style-name="ro20">
          <table:table-cell office:value-type="string">
            <text:p>Pouncer B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836">
            <text:p>1836</text:p>
          </table:table-cell>
          <table:table-cell office:value-type="string">
            <text:p>2 x ER LBL</text:p>
            <text:p>2 x SRM-4 (2t)</text:p>
            <text:p>1 x LRM-10 (1t)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WTF</text:p>
          </table:table-cell>
          <table:table-cell table:number-columns-repeated="1007"/>
        </table:table-row>
        <table:table-row table:style-name="ro20">
          <table:table-cell office:value-type="string">
            <text:p>Pouncer C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653">
            <text:p>1653</text:p>
          </table:table-cell>
          <table:table-cell office:value-type="string">
            <text:p>1 x UAC-10 (2t)</text:p>
            <text:p>2 x ER MBL</text:p>
            <text:p>3 x ER SBL</text:p>
          </table:table-cell>
          <table:table-cell office:value-type="string">
            <text:p>12 Double</text:p>
          </table:table-cell>
          <table:table-cell office:value-type="float" office:value="5">
            <text:p>5</text:p>
          </table:table-cell>
          <table:table-cell table:number-columns-repeated="8"/>
          <table:table-cell office:value-type="string">
            <text:p>Medium Striker</text:p>
          </table:table-cell>
          <table:table-cell table:number-columns-repeated="1007"/>
        </table:table-row>
        <table:table-row table:style-name="ro4">
          <table:table-cell office:value-type="string">
            <text:p>Phantom Prime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159">
            <text:p>1159</text:p>
          </table:table-cell>
          <table:table-cell office:value-type="string">
            <text:p>1 x ER MBL</text:p>
            <text:p>1 x LRM-5 (1t)</text:p>
            <text:p>1 x ER SBL</text:p>
          </table:table-cell>
          <table:table-cell office:value-type="string">
            <text:p>12 Double</text:p>
          </table:table-cell>
          <table:table-cell table:number-columns-repeated="2"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Medium ECM Support</text:p>
          </table:table-cell>
          <table:table-cell table:number-columns-repeated="1007"/>
        </table:table-row>
        <table:table-row table:style-name="ro4">
          <table:table-cell office:value-type="string">
            <text:p>Phantom B</text:p>
          </table:table-cell>
          <table:table-cell office:value-type="float" office:value="40">
            <text:p>40</text:p>
          </table:table-cell>
          <table:table-cell office:value-type="float" office:value="140">
            <text:p>140</text:p>
          </table:table-cell>
          <table:table-cell office:value-type="string">
            <text:p>6 Ferro</text:p>
            <text:p>(115)</text:p>
          </table:table-cell>
          <table:table-cell office:value-type="float" office:value="1096">
            <text:p>1096</text:p>
          </table:table-cell>
          <table:table-cell office:value-type="string">
            <text:p>2 x SRM-4 (2t)</text:p>
            <text:p>1 x ER MBL</text:p>
            <text:p>1 x ER SBL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kirmisher</text:p>
          </table:table-cell>
          <table:table-cell table:number-columns-repeated="1007"/>
        </table:table-row>
        <table:table-row table:style-name="ro4">
          <table:table-cell office:value-type="string">
            <text:p>Ice Ferret Prime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78">
            <text:p>1678</text:p>
          </table:table-cell>
          <table:table-cell office:value-type="string">
            <text:p>1 x ER PPC</text:p>
            <text:p>1 x ER SBL</text:p>
            <text:p>1 x SSRM-2 (1t)</text:p>
          </table:table-cell>
          <table:table-cell office:value-type="string">
            <text:p>12 Double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3"/>
          <table:table-cell office:value-type="string">
            <text:p>Medium Sniper</text:p>
          </table:table-cell>
          <table:table-cell table:number-columns-repeated="1007"/>
        </table:table-row>
        <table:table-row table:style-name="ro9">
          <table:table-cell office:value-type="string">
            <text:p>Ice Ferret B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461">
            <text:p>1461</text:p>
          </table:table-cell>
          <table:table-cell office:value-type="string">
            <text:p>1 x ER LBL</text:p>
            <text:p>1 x SPL</text:p>
            <text:p>1 x SRM-6 (1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Medium Brawler</text:p>
          </table:table-cell>
          <table:table-cell table:number-columns-repeated="1007"/>
        </table:table-row>
        <table:table-row table:style-name="ro1">
          <table:table-cell office:value-type="string">
            <text:p>Ice Ferret D</text:p>
          </table:table-cell>
          <table:table-cell office:value-type="float" office:value="45">
            <text:p>45</text:p>
          </table:table-cell>
          <table:table-cell office:value-type="float" office:value="120">
            <text:p>120</text:p>
          </table:table-cell>
          <table:table-cell office:value-type="string">
            <text:p>7.5 Ferro</text:p>
            <text:p>(144)</text:p>
          </table:table-cell>
          <table:table-cell office:value-type="float" office:value="1653">
            <text:p>1653</text:p>
          </table:table-cell>
          <table:table-cell office:value-type="string">
            <text:p>4 x MPL</text:p>
          </table:table-cell>
          <table:table-cell office:value-type="string">
            <text:p>12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Medium Brawler</text:p>
          </table:table-cell>
          <table:table-cell table:number-columns-repeated="1007"/>
        </table:table-row>
        <table:table-row table:style-name="ro9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Medium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">
          <table:table-cell table:style-name="ce6" office:value-type="string">
            <text:p>Glass Spider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Glass Spider 2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2038">
            <text:p>2038</text:p>
          </table:table-cell>
          <table:table-cell office:value-type="string">
            <text:p>2 x LPL</text:p>
            <text:p>2 x MPL</text:p>
            <text:p>3 x SPL</text:p>
          </table:table-cell>
          <table:table-cell office:value-type="string">
            <text:p>16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Heavy Striker</text:p>
          </table:table-cell>
          <table:table-cell table:number-columns-repeated="1007"/>
        </table:table-row>
        <table:table-row table:style-name="ro4">
          <table:table-cell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9">
          <table:table-cell table:style-name="ce6" office:value-type="string">
            <text:p>Linebacker Prime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390">
            <text:p>2390</text:p>
          </table:table-cell>
          <table:table-cell office:value-type="string">
            <text:p>2 x ER PPC</text:p>
            <text:p>1 x SSRM-4 (1t)</text:p>
            <text:p>1 x LRM-5 (1t)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4">
          <table:table-cell table:style-name="ce6" office:value-type="string">
            <text:p>Linebacker D</text:p>
          </table:table-cell>
          <table:table-cell office:value-type="float" office:value="65">
            <text:p>65</text:p>
          </table:table-cell>
          <table:table-cell office:value-type="float" office:value="90">
            <text:p>90</text:p>
          </table:table-cell>
          <table:table-cell office:value-type="string">
            <text:p>10 Ferro</text:p>
            <text:p>(192)</text:p>
          </table:table-cell>
          <table:table-cell office:value-type="float" office:value="2039">
            <text:p>2039</text:p>
          </table:table-cell>
          <table:table-cell office:value-type="string">
            <text:p>4 x SSRM-6 (3t)</text:p>
            <text:p>2 x ER MBL</text:p>
            <text:p>1 x ER SBL</text:p>
          </table:table-cell>
          <table:table-cell office:value-type="string">
            <text:p>14 Double</text:p>
          </table:table-cell>
          <table:table-cell table:number-columns-repeated="9"/>
          <table:table-cell office:value-type="string">
            <text:p>Heavy Brawler</text:p>
          </table:table-cell>
          <table:table-cell table:number-columns-repeated="1007"/>
        </table:table-row>
        <table:table-row table:style-name="ro10">
          <table:table-cell office:value-type="string">
            <text:p>Timber Wolf Prim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737">
            <text:p>2737</text:p>
          </table:table-cell>
          <table:table-cell office:value-type="string">
            <text:p>2 x ER LBL</text:p>
            <text:p>2 x ER MBL</text:p>
            <text:p>2 x LRM-20 (2t)</text:p>
            <text:p>2 x MG</text:p>
            <text:p>1 x MPL</text:p>
          </table:table-cell>
          <table:table-cell office:value-type="string">
            <text:p>17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9">
          <table:table-cell office:value-type="string">
            <text:p>Timber Wolf A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854">
            <text:p>2854</text:p>
          </table:table-cell>
          <table:table-cell office:value-type="string">
            <text:p>2 x ER PPC</text:p>
            <text:p>3 x MPL</text:p>
            <text:p><text:s/>1 x ER SBL</text:p>
            <text:p><text:s/>1 x SSRM6</text:p>
          </table:table-cell>
          <table:table-cell office:value-type="string">
            <text:p>20 Double</text:p>
          </table:table-cell>
          <table:table-cell table:number-columns-repeated="9"/>
          <table:table-cell office:value-type="string">
            <text:p>Heavy Sniper</text:p>
          </table:table-cell>
          <table:table-cell table:number-columns-repeated="1007"/>
        </table:table-row>
        <table:table-row table:style-name="ro1">
          <table:table-cell office:value-type="string">
            <text:p>Timber Wolf E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2 Ferro</text:p>
            <text:p>(230)</text:p>
          </table:table-cell>
          <table:table-cell office:value-type="float" office:value="2444">
            <text:p>2444</text:p>
          </table:table-cell>
          <table:table-cell office:value-type="string">
            <text:p>2 x ER LBL</text:p>
            <text:p>2 x ATM-9 (6t)</text:p>
          </table:table-cell>
          <table:table-cell office:value-type="string">
            <text:p>18 Double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4"/>
          <table:table-cell office:value-type="string">
            <text:p>Heavy Striker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Orion IIC</text:p>
          </table:table-cell>
          <table:table-cell office:value-type="float" office:value="75">
            <text:p>75</text:p>
          </table:table-cell>
          <table:table-cell office:value-type="float" office:value="60">
            <text:p>60</text:p>
          </table:table-cell>
          <table:table-cell office:value-type="string">
            <text:p>12 Ferro</text:p>
            <text:p>(230)</text:p>
          </table:table-cell>
          <table:table-cell office:value-type="float" office:value="2392">
            <text:p>2392</text:p>
          </table:table-cell>
          <table:table-cell office:value-type="string">
            <text:p>2 x ER LBL</text:p>
            <text:p>1 x Gauss Rifle (2t)</text:p>
            <text:p>1 x LRM-20 (3t)</text:p>
            <text:p>1 x SRM-4 (1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4">
          <table:table-cell table:style-name="ce5" office:value-type="string">
            <text:p>Gargoyle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1537">
            <text:p>1537</text:p>
          </table:table-cell>
          <table:table-cell office:value-type="string">
            <text:p>2 x LBX-5 (2t)</text:p>
            <text:p>2 x SRM-6 (2t)</text:p>
            <text:p>1 x ER SBL</text:p>
          </table:table-cell>
          <table:table-cell office:value-type="string">
            <text:p>16 Double</text:p>
          </table:table-cell>
          <table:table-cell table:number-columns-repeated="9"/>
          <table:table-cell office:value-type="string">
            <text:p>Assault Skirmish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Gargoyle A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table:style-name="ce11" office:value-type="float" office:value="2689">
            <text:p>2689</text:p>
          </table:table-cell>
          <table:table-cell table:style-name="ce11" office:value-type="string">
            <text:p>2 x ER PPC</text:p>
            <text:p>1 x LPL</text:p>
            <text:p>1 x MPL</text:p>
            <text:p>1 x ER MBL</text:p>
            <text:p>1 x ER SBL</text:p>
          </table:table-cell>
          <table:table-cell table:style-name="ce11" office:value-type="string">
            <text:p>16 Double</text:p>
          </table:table-cell>
          <table:table-cell table:style-name="ce11" table:number-columns-repeated="7"/>
          <table:table-cell table:number-columns-repeated="2"/>
          <table:table-cell table:style-name="ce11" office:value-type="string">
            <text:p>Assault Snip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Gargoyle C</text:p>
          </table:table-cell>
          <table:table-cell table:number-columns-repeated="2" table:style-name="ce11"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417">
            <text:p>2417</text:p>
          </table:table-cell>
          <table:table-cell office:value-type="string">
            <text:p>1 x UAC20 (2t)</text:p>
            <text:p>3 x A-Pod</text:p>
            <text:p>6 x ER MBL</text:p>
          </table:table-cell>
          <table:table-cell table:style-name="ce11" office:value-type="string">
            <text:p>16 Double</text:p>
          </table:table-cell>
          <table:table-cell table:number-columns-repeated="9"/>
          <table:table-cell office:value-type="string">
            <text:p>Assault Brawler</text:p>
          </table:table-cell>
          <table:table-cell table:number-columns-repeated="1007"/>
        </table:table-row>
        <table:table-row table:style-name="ro1">
          <table:table-cell table:style-name="ce5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ssault Artillery Support</text:p>
          </table:table-cell>
          <table:table-cell table:number-columns-repeated="1007"/>
        </table:table-row>
        <table:table-row table:style-name="ro9">
          <table:table-cell table:style-name="ce5"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4">
          <table:table-cell table:style-name="ce5" office:value-type="string">
            <text:p>Dire Wolf A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896">
            <text:p>2896</text:p>
          </table:table-cell>
          <table:table-cell office:value-type="string">
            <text:p>1 x Gauss Rifle (3t)</text:p>
            <text:p>3 x LPL</text:p>
            <text:p>2 x SSRM-6 (2t)</text:p>
          </table:table-cell>
          <table:table-cell office:value-type="string">
            <text:p>21 Double</text:p>
          </table:table-cell>
          <table:table-cell table:number-columns-repeated="6"/>
          <table:table-cell office:value-type="string">
            <text:p>Yes</text:p>
          </table:table-cell>
          <table:table-cell table:number-columns-repeated="2"/>
          <table:table-cell office:value-type="string">
            <text:p>Assault Sniper</text:p>
          </table:table-cell>
          <table:table-cell table:number-columns-repeated="1007"/>
        </table:table-row>
        <table:table-row table:style-name="ro10">
          <table:table-cell table:style-name="ce5" office:value-type="string">
            <text:p>Dire Wolf B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609">
            <text:p>2609</text:p>
          </table:table-cell>
          <table:table-cell office:value-type="string">
            <text:p>1 x LBX-10 (2t)</text:p>
            <text:p>4 x UAC-2 (2t)</text:p>
            <text:p><text:s/>2 x ER PPC</text:p>
            <text:p>2 x MPL</text:p>
            <text:p>1 x ER SBL</text:p>
          </table:table-cell>
          <table:table-cell office:value-type="string">
            <text:p>15 Double</text:p>
          </table:table-cell>
          <table:table-cell table:number-columns-repeated="9"/>
          <table:table-cell office:value-type="string">
            <text:p>Assault Sniper</text:p>
          </table:table-cell>
          <table:table-cell table:number-columns-repeated="1007"/>
        </table:table-row>
        <table:table-row table:style-name="ro3">
          <table:table-cell table:style-name="ce5"/>
          <table:table-cell table:number-columns-repeated="1023"/>
        </table:table-row>
      </table:table>
      <table:table table:name="Clan Jade Falcon" table:style-name="ta7" table:print="false">
        <office:forms form:automatic-focus="false" form:apply-design-mode="false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15" table:default-cell-style-name="Default"/>
        <table:table-column table:style-name="co38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3" table:default-cell-style-name="Default"/>
        <table:table-column table:style-name="co25" table:default-cell-style-name="Default"/>
        <table:table-column table:style-name="co24" table:default-cell-style-name="Default"/>
        <table:table-column table:style-name="co41" table:default-cell-style-name="Default"/>
        <table:table-column table:style-name="co20" table:default-cell-style-name="Default"/>
        <table:table-column table:style-name="co42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3" office:value-type="string" table:number-columns-spanned="1024" table:number-rows-spanned="1">
            <text:p>Jade Falcon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Howler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10">
            <text:p>110</text:p>
          </table:table-cell>
          <table:table-cell table:style-name="ce11" office:value-type="string">
            <text:p>3 Ferro</text:p>
            <text:p>(57)</text:p>
          </table:table-cell>
          <table:table-cell table:style-name="ce11" office:value-type="float" office:value="645">
            <text:p>645</text:p>
          </table:table-cell>
          <table:table-cell table:style-name="ce11" office:value-type="string">
            <text:p>3 x LRM-5 (3t)</text:p>
          </table:table-cell>
          <table:table-cell table:style-name="ce11" office:value-type="string">
            <text:p>10 Double</text:p>
          </table:table-cell>
          <table:table-cell table:style-name="ce11" table:number-columns-repeated="9"/>
          <table:table-cell table:style-name="ce11" office:value-type="string">
            <text:p>Scout/LRM Support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Locust IIC 2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  <text:p/>
          </table:table-cell>
          <table:table-cell table:style-name="ce12" office:value-type="float" office:value="937">
            <text:p>937</text:p>
          </table:table-cell>
          <table:table-cell table:style-name="ce12" office:value-type="string">
            <text:p>4 x SSRM-2 (1t)</text:p>
            <text:p>1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cout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Fire Falcon Prime</text:p>
          </table:table-cell>
          <table:table-cell table:style-name="ce12" office:value-type="float" office:value="25">
            <text:p>25</text:p>
          </table:table-cell>
          <table:table-cell table:style-name="ce12" office:value-type="float" office:value="120">
            <text:p>12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451">
            <text:p>1451</text:p>
          </table:table-cell>
          <table:table-cell table:style-name="ce12" office:value-type="string">
            <text:p>2 x ER MBL</text:p>
            <text:p>2 x ER SBL</text:p>
            <text:p>1 x MPL</text:p>
            <text:p>2 x SSRM-4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Prime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085">
            <text:p>1085</text:p>
          </table:table-cell>
          <table:table-cell table:style-name="ce12" office:value-type="string">
            <text:p>1 x ER LBL</text:p>
            <text:p>1 x LBX-5 (1t)</text:p>
            <text:p>1 x SSRM-4 (1t)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Kit Fox A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310">
            <text:p>1310</text:p>
          </table:table-cell>
          <table:table-cell table:style-name="ce12" office:value-type="string">
            <text:p>1 x Gauss Rifle (2t)</text:p>
            <text:p>2 x ER MBL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Kit Fox C</text:p>
          </table:table-cell>
          <table:table-cell table:style-name="ce12" office:value-type="float" office:value="30">
            <text:p>30</text:p>
          </table:table-cell>
          <table:table-cell table:style-name="ce12" office:value-type="float" office:value="90">
            <text:p>90</text:p>
          </table:table-cell>
          <table:table-cell table:style-name="ce12" office:value-type="string">
            <text:p>4 Ferro</text:p>
            <text:p>(76)</text:p>
          </table:table-cell>
          <table:table-cell table:style-name="ce12" office:value-type="float" office:value="1147">
            <text:p>1147</text:p>
          </table:table-cell>
          <table:table-cell table:style-name="ce12" office:value-type="string">
            <text:p>1 x ER LBL</text:p>
            <text:p>1 x SPL</text:p>
            <text:p><text:s/>2 x MG</text:p>
            <text:p>2 x A-Pod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2"/>
          <table:table-cell office:value-type="string">
            <text:p>EWAR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Prime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485">
            <text:p>1485</text:p>
          </table:table-cell>
          <table:table-cell table:style-name="ce12" office:value-type="string">
            <text:p>2 x LRM-10 (2t)</text:p>
            <text:p>2 x LPL</text:p>
          </table:table-cell>
          <table:table-cell table:style-name="ce12" office:value-type="string">
            <text:p>10 Double</text:p>
          </table:table-cell>
          <table:table-cell table:style-name="ce12"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Cougar A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697">
            <text:p>1697</text:p>
          </table:table-cell>
          <table:table-cell table:style-name="ce12" office:value-type="string">
            <text:p>2 x LRM-20 (4t)</text:p>
            <text:p>2 x ER MBL</text:p>
            <text:p>1 x SPL</text:p>
          </table:table-cell>
          <table:table-cell table:style-name="ce12" office:value-type="string">
            <text:p>10 Double</text:p>
          </table:table-cell>
          <table:table-cell table:style-name="ce12" table:number-columns-repeated="8"/>
          <table:table-cell table:style-name="ce12" office:value-type="string">
            <text:p>Yes</text:p>
          </table:table-cell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Cougar B</text:p>
          </table:table-cell>
          <table:table-cell table:style-name="ce12" office:value-type="float" office:value="35">
            <text:p>3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5.5 Ferro</text:p>
            <text:p>(105)</text:p>
          </table:table-cell>
          <table:table-cell table:style-name="ce12" office:value-type="float" office:value="1774">
            <text:p>1774</text:p>
          </table:table-cell>
          <table:table-cell table:style-name="ce12" office:value-type="string">
            <text:p>2 x ER PPC</text:p>
            <text:p>1 x ER MBL</text:p>
          </table:table-cell>
          <table:table-cell table:style-name="ce12" office:value-type="string">
            <text:p>16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table:style-name="ce5" office:value-type="string">
            <text:p>Mongrel Prime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290">
            <text:p>2290</text:p>
          </table:table-cell>
          <table:table-cell table:style-name="ce12" office:value-type="string">
            <text:p>1 x ER LBL</text:p>
            <text:p>3 x ER MBL</text:p>
            <text:p>1 x SSRM-6 (1t)</text:p>
            <text:p>1 x ER S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Mongrel A</text:p>
          </table:table-cell>
          <table:table-cell table:style-name="ce12" office:value-type="float" office:value="45">
            <text:p>4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7.5 Ferro</text:p>
            <text:p>(144)</text:p>
          </table:table-cell>
          <table:table-cell table:style-name="ce12" office:value-type="float" office:value="2031">
            <text:p>2031</text:p>
          </table:table-cell>
          <table:table-cell table:style-name="ce12" office:value-type="string">
            <text:p>2 x LRM-15 (4t)</text:p>
            <text:p>1 x MPL</text:p>
            <text:p>1 x ER SBL</text:p>
          </table:table-cell>
          <table:table-cell table:style-name="ce12" office:value-type="string">
            <text:p>10 Double</text:p>
          </table:table-cell>
          <table:table-cell table:style-name="ce12" office:value-type="float" office:value="7">
            <text:p>7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Hunchback IIC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60">
            <text:p>60</text:p>
          </table:table-cell>
          <table:table-cell table:style-name="ce12" office:value-type="string">
            <text:p>6 Std</text:p>
            <text:p>(96)</text:p>
          </table:table-cell>
          <table:table-cell table:style-name="ce12" office:value-type="float" office:value="1679">
            <text:p>1679</text:p>
          </table:table-cell>
          <table:table-cell table:style-name="ce12" office:value-type="string">
            <text:p>2 x UAC-20 (2t)</text:p>
            <text:p>2 x ER MBL</text:p>
          </table:table-cell>
          <table:table-cell table:style-name="ce12" office:value-type="string">
            <text:p>12 Double</text:p>
          </table:table-cell>
          <table:table-cell table:style-name="ce12" office:value-type="float" office:value="4">
            <text:p>4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5" office:value-type="string">
            <text:p>Black Lanner Prime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268">
            <text:p>2268</text:p>
          </table:table-cell>
          <table:table-cell table:style-name="ce12" office:value-type="string">
            <text:p>1 x ER LBL</text:p>
            <text:p>2 x ER MBL</text:p>
            <text:p>1 x LRM-10 (1t)</text:p>
            <text:p>1 x SRM-6 (1t)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4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Black Lanner A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2308">
            <text:p>2308</text:p>
          </table:table-cell>
          <table:table-cell table:style-name="ce12" office:value-type="string">
            <text:p>1 x ER PPC</text:p>
            <text:p>2 x MPL</text:p>
          </table:table-cell>
          <table:table-cell table:style-name="ce12" office:value-type="string">
            <text:p>10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/>
          <table:table-cell table:number-columns-repeated="2"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5" office:value-type="string">
            <text:p>Black Lanner D</text:p>
          </table:table-cell>
          <table:table-cell table:style-name="ce12" office:value-type="float" office:value="55">
            <text:p>55</text:p>
          </table:table-cell>
          <table:table-cell table:style-name="ce12" office:value-type="float" office:value="110">
            <text:p>110</text:p>
          </table:table-cell>
          <table:table-cell table:style-name="ce12" office:value-type="string">
            <text:p>8 Ferro</text:p>
            <text:p>(153)</text:p>
          </table:table-cell>
          <table:table-cell table:style-name="ce12" office:value-type="float" office:value="1809">
            <text:p>1809</text:p>
          </table:table-cell>
          <table:table-cell table:style-name="ce12" office:value-type="string">
            <text:p>2 x MPL</text:p>
            <text:p>2 x ER SBL</text:p>
            <text:p><text:s/>2 x SRM-6 (2t)</text:p>
            <text:p>1 x Flamer</text:p>
            <text:p>4 x MG</text:p>
          </table:table-cell>
          <table:table-cell table:style-name="ce12" office:value-type="string">
            <text:p>10 Double</text:p>
          </table:table-cell>
          <table:table-cell table:style-name="ce12" table:number-columns-repeated="5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kirmish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2">
          <table:table-cell table:style-name="ce6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</text:p>
          </table:table-cell>
          <table:table-cell table:number-columns-repeated="2" table:style-name="ce12" office:value-type="float" office:value="60">
            <text:p>60</text:p>
          </table:table-cell>
          <table:table-cell table:style-name="ce12" office:value-type="string">
            <text:p>10.5 Ferro</text:p>
            <text:p>(201)</text:p>
          </table:table-cell>
          <table:table-cell table:style-name="ce12" office:value-type="float" office:value="1825">
            <text:p>1825</text:p>
          </table:table-cell>
          <table:table-cell table:style-name="ce12" office:value-type="string">
            <text:p>2 x Gauss Rifle (5t)</text:p>
          </table:table-cell>
          <table:table-cell table:style-name="ce12" office:value-type="string">
            <text:p>10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351">
            <text:p>2351</text:p>
          </table:table-cell>
          <table:table-cell table:style-name="ce12" office:value-type="string">
            <text:p>2 x LRM-20 (2t)</text:p>
            <text:p>2 x LPL</text:p>
            <text:p>2 x MP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table:style-name="ce12" office:value-type="float" office:value="60">
            <text:p>6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.5 Ferro</text:p>
            <text:p>(163)</text:p>
          </table:table-cell>
          <table:table-cell table:style-name="ce12" office:value-type="float" office:value="2447">
            <text:p>2447</text:p>
          </table:table-cell>
          <table:table-cell table:style-name="ce12" office:value-type="string">
            <text:p>2 x ATM-12 (6t)</text:p>
            <text:p>2 x MPL</text:p>
            <text:p>2 x ER MBL</text:p>
            <text:p>2 x ER SBL</text:p>
          </table:table-cell>
          <table:table-cell table:style-name="ce12" office:value-type="string">
            <text:p>13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Prime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2654">
            <text:p>2654</text:p>
          </table:table-cell>
          <table:table-cell table:style-name="ce12" office:value-type="string">
            <text:p>2 x ER PPC</text:p>
            <text:p>3 x ER MBL</text:p>
            <text:p>1 x SSRM-6 (1t)</text:p>
            <text:p>2 x MG</text:p>
            <text:p>4 x A-Pod</text:p>
          </table:table-cell>
          <table:table-cell table:style-name="ce12" office:value-type="string">
            <text:p>13 Double</text:p>
          </table:table-cell>
          <table:table-cell table:style-name="ce12" table:number-columns-repeated="2"/>
          <table:table-cell table:style-name="ce12" office:value-type="string">
            <text:p>Yes</text:p>
          </table:table-cell>
          <table:table-cell table:style-name="ce12" table:number-columns-repeated="2"/>
          <table:table-cell table:number-columns-repeated="2" table:style-name="ce12" office:value-type="string">
            <text:p>Yes</text:p>
          </table:table-cell>
          <table:table-cell table:style-name="ce11" office:value-type="string">
            <text:p>Yes</text:p>
          </table:table-cell>
          <table:table-cell table:style-name="ce11"/>
          <table:table-cell office:value-type="string">
            <text:p>Sniper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Hellbringer A</text:p>
          </table:table-cell>
          <table:table-cell table:style-name="ce12" office:value-type="float" office:value="65">
            <text:p>6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8 Std</text:p>
            <text:p>(128)</text:p>
          </table:table-cell>
          <table:table-cell table:style-name="ce12" office:value-type="float" office:value="1948">
            <text:p>1948</text:p>
          </table:table-cell>
          <table:table-cell table:style-name="ce12" office:value-type="string">
            <text:p>1 x UAC-5 (1t)</text:p>
            <text:p>2 x ER LBL</text:p>
            <text:p>1 x LRM-20</text:p>
            <text:p>2 x MG</text:p>
            <text:p>1 x ER MBL</text:p>
          </table:table-cell>
          <table:table-cell table:style-name="ce12" table:number-columns-repeated="4"/>
          <table:table-cell table:style-name="ce12" office:value-type="string">
            <text:p>Yes</text:p>
          </table:table-cell>
          <table:table-cell table:style-name="ce12"/>
          <table:table-cell table:style-name="ce12" office:value-type="string">
            <text:p>Yes</text:p>
          </table:table-cell>
          <table:table-cell table:style-name="ce12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Prime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298">
            <text:p>2298</text:p>
          </table:table-cell>
          <table:table-cell table:style-name="ce12" office:value-type="string">
            <text:p>1 x LBX-10 (1t)</text:p>
            <text:p>1 x ER PPC</text:p>
            <text:p>1 x LRM-15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Summoner A</text:p>
          </table:table-cell>
          <table:table-cell table:style-name="ce12" office:value-type="float" office:value="70">
            <text:p>70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9.5 Ferro</text:p>
            <text:p>(182)</text:p>
          </table:table-cell>
          <table:table-cell table:style-name="ce12" office:value-type="float" office:value="2145">
            <text:p>2145</text:p>
          </table:table-cell>
          <table:table-cell table:style-name="ce12" office:value-type="string">
            <text:p>1 x Gauss Rifle (1t)</text:p>
            <text:p>1 x LPL</text:p>
            <text:p>1 x SRM-6 (2t)</text:p>
          </table:table-cell>
          <table:table-cell table:style-name="ce12" office:value-type="string">
            <text:p>14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table:style-name="ce12" office:value-type="float" office:value="75">
            <text:p>75</text:p>
          </table:table-cell>
          <table:table-cell table:style-name="ce12" office:value-type="float" office:value="80">
            <text:p>80</text:p>
          </table:table-cell>
          <table:table-cell table:style-name="ce12" office:value-type="string">
            <text:p>11 Ferro</text:p>
            <text:p>(211)</text:p>
          </table:table-cell>
          <table:table-cell table:style-name="ce12" office:value-type="float" office:value="2813">
            <text:p>2813</text:p>
          </table:table-cell>
          <table:table-cell table:style-name="ce12" office:value-type="string">
            <text:p>2 x LPL</text:p>
            <text:p>2 x MPL</text:p>
            <text:p>4 x SPL</text:p>
            <text:p>2 x MG</text:p>
          </table:table-cell>
          <table:table-cell table:style-name="ce12" office:value-type="string">
            <text:p>13 Double</text:p>
          </table:table-cell>
          <table:table-cell table:style-name="ce12" office:value-type="float" office:value="5">
            <text:p>5</text:p>
          </table:table-cell>
          <table:table-cell table:style-name="ce12" table:number-columns-repeated="6"/>
          <table:table-cell table:style-name="ce11" office:value-type="string">
            <text:p>Yes</text:p>
          </table:table-cell>
          <table:table-cell table:style-name="ce11"/>
          <table:table-cell office:value-type="string">
            <text:p>Brawler</text:p>
          </table:table-cell>
          <table:table-cell table:number-columns-repeated="1007"/>
        </table:table-row>
        <table:table-row table:style-name="ro3" table:number-rows-repeated="4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5" office:value-type="string">
            <text:p>Naga Prime</text:p>
          </table:table-cell>
          <table:table-cell table:number-columns-repeated="2" table:style-name="ce12" office:value-type="float" office:value="80">
            <text:p>80</text:p>
          </table:table-cell>
          <table:table-cell table:style-name="ce12" office:value-type="string">
            <text:p>9 Std</text:p>
            <text:p>(144)</text:p>
          </table:table-cell>
          <table:table-cell table:style-name="ce12" office:value-type="float" office:value="1840">
            <text:p>1840</text:p>
          </table:table-cell>
          <table:table-cell table:style-name="ce12" office:value-type="string">
            <text:p>2 x Arrow IV (6t)</text:p>
            <text:p>3 x ER SBL</text:p>
          </table:table-cell>
          <table:table-cell table:style-name="ce12" office:value-type="string">
            <text:p>12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Supernova</text:p>
          </table:table-cell>
          <table:table-cell table:style-name="ce12" office:value-type="float" office:value="90">
            <text:p>9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4.5 Std</text:p>
            <text:p>(232)</text:p>
          </table:table-cell>
          <table:table-cell table:style-name="ce12" office:value-type="float" office:value="2801">
            <text:p>2801</text:p>
          </table:table-cell>
          <table:table-cell table:style-name="ce12" office:value-type="string">
            <text:p>6 x ER LBL</text:p>
          </table:table-cell>
          <table:table-cell table:style-name="ce12" office:value-type="string">
            <text:p>26 Double</text:p>
          </table:table-cell>
          <table:table-cell table:style-name="ce12" office:value-type="float" office:value="3">
            <text:p>3</text:p>
          </table:table-cell>
          <table:table-cell table:style-name="ce12" table:number-columns-repeated="6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Turkina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1" office:value-type="float" office:value="2944">
            <text:p>2944</text:p>
          </table:table-cell>
          <table:table-cell table:style-name="ce11" office:value-type="string">
            <text:p>2 x ER PPC</text:p>
            <text:p>2 x LBX-5 (2t)</text:p>
            <text:p>2 x LRM-15 (3t)</text:p>
          </table:table-cell>
          <table:table-cell table:style-name="ce11" office:value-type="string">
            <text:p>19 Double</text:p>
          </table:table-cell>
          <table:table-cell table:style-name="ce11" office:value-type="float" office:value="3">
            <text:p>3</text:p>
          </table:table-cell>
          <table:table-cell table:style-name="ce11" table:number-columns-repeated="8"/>
          <table:table-cell table:style-name="ce11" office:value-type="string">
            <text:p>Striker</text:p>
          </table:table-cell>
          <table:table-cell table:number-columns-repeated="1007"/>
        </table:table-row>
        <table:table-row table:style-name="ro13">
          <table:table-cell table:style-name="ce5" office:value-type="string">
            <text:p>Turkina A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50">
            <text:p>50</text:p>
          </table:table-cell>
          <table:table-cell table:style-name="ce12" office:value-type="string">
            <text:p>18 Std</text:p>
            <text:p>(288)</text:p>
          </table:table-cell>
          <table:table-cell table:style-name="ce12" office:value-type="float" office:value="2906">
            <text:p>2906</text:p>
          </table:table-cell>
          <table:table-cell table:style-name="ce12" office:value-type="string">
            <text:p>2 x Gauss Rifle (4t)</text:p>
            <text:p>2 x LRM-20 (4t)</text:p>
          </table:table-cell>
          <table:table-cell table:style-name="ce11" office:value-type="string">
            <text:p>15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5" office:value-type="string">
            <text:p>Jupiter</text:p>
          </table:table-cell>
          <table:table-cell table:style-name="ce12" office:value-type="float" office:value="100">
            <text:p>100</text:p>
          </table:table-cell>
          <table:table-cell table:style-name="ce12" office:value-type="float" office:value="50">
            <text:p>50</text:p>
          </table:table-cell>
          <table:table-cell table:style-name="ce12" office:value-type="string">
            <text:p>19.5 Std</text:p>
            <text:p>(307)</text:p>
          </table:table-cell>
          <table:table-cell table:style-name="ce12" office:value-type="float" office:value="2784">
            <text:p>2784</text:p>
          </table:table-cell>
          <table:table-cell table:style-name="ce12" office:value-type="string">
            <text:p>4 x UAC-5 (4t)</text:p>
            <text:p>2 x ER PPC</text:p>
            <text:p>2 x LRM-15 (2t)</text:p>
          </table:table-cell>
          <table:table-cell table:style-name="ce12" office:value-type="string">
            <text:p>17 Double</text:p>
          </table:table-cell>
          <table:table-cell table:style-name="ce12" table:number-columns-repeated="7"/>
          <table:table-cell table:style-name="ce11" table:number-columns-repeated="2"/>
          <table:table-cell office:value-type="string">
            <text:p>Striker</text:p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12" table:number-columns-repeated="13"/>
          <table:table-cell table:style-name="ce11" table:number-columns-repeated="2"/>
          <table:table-cell table:number-columns-repeated="1008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Smoke Jaguar" table:style-name="ta8" table:print="false">
        <office:forms form:automatic-focus="false" form:apply-design-mode="false"/>
        <table:table-column table:style-name="co43" table:default-cell-style-name="ce5"/>
        <table:table-column table:style-name="co44" table:default-cell-style-name="ce12"/>
        <table:table-column table:style-name="co45" table:default-cell-style-name="ce12"/>
        <table:table-column table:style-name="co26" table:default-cell-style-name="ce12"/>
        <table:table-column table:style-name="co21" table:default-cell-style-name="ce12"/>
        <table:table-column table:style-name="co46" table:default-cell-style-name="ce12"/>
        <table:table-column table:style-name="co47" table:default-cell-style-name="ce12"/>
        <table:table-column table:style-name="co44" table:default-cell-style-name="ce12"/>
        <table:table-column table:style-name="co48" table:default-cell-style-name="ce12"/>
        <table:table-column table:style-name="co24" table:default-cell-style-name="ce12"/>
        <table:table-column table:style-name="co20" table:default-cell-style-name="ce12"/>
        <table:table-column table:style-name="co49" table:number-columns-repeated="2" table:default-cell-style-name="ce12"/>
        <table:table-column table:style-name="co38" table:default-cell-style-name="ce12"/>
        <table:table-column table:style-name="co30" table:default-cell-style-name="ce11"/>
        <table:table-column table:style-name="co50" table:default-cell-style-name="ce11"/>
        <table:table-column table:style-name="co51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4" office:value-type="string" table:number-columns-spanned="1024" table:number-rows-spanned="1">
            <text:p>Smoke Jagu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Mist Lynx Prim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871">
            <text:p>871</text:p>
          </table:table-cell>
          <table:table-cell office:value-type="string">
            <text:p>1 x LRM-10 (1t)</text:p>
            <text:p>1 x SSRM-4 (1t)</text:p>
            <text:p>2 x MG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ight LRM Support</text:p>
          </table:table-cell>
          <table:table-cell table:number-columns-repeated="1007"/>
        </table:table-row>
        <table:table-row table:style-name="ro15">
          <table:table-cell office:value-type="string">
            <text:p>Mist Lynx B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209">
            <text:p>1209</text:p>
          </table:table-cell>
          <table:table-cell office:value-type="string">
            <text:p>2 x SRM-6 (2t)</text:p>
            <text:p>2 x ER MBL</text:p>
            <text:p>1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3"/>
          <table:table-cell table:number-columns-repeated="2" office:value-type="string">
            <text:p>Yes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Mist Lynx C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1320">
            <text:p>1320</text:p>
          </table:table-cell>
          <table:table-cell office:value-type="string">
            <text:p>1 x ER LBL</text:p>
            <text:p>1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2" office:value-type="string">
            <text:p>Yes</text:p>
          </table:table-cell>
          <table:table-cell table:number-columns-repeated="2"/>
          <table:table-cell office:value-type="string">
            <text:p>Light Sniper</text:p>
          </table:table-cell>
          <table:table-cell table:number-columns-repeated="1007"/>
        </table:table-row>
        <table:table-row table:style-name="ro13">
          <table:table-cell office:value-type="string">
            <text:p>Mist Lynx E</text:p>
          </table:table-cell>
          <table:table-cell office:value-type="float" office:value="25">
            <text:p>25</text:p>
          </table:table-cell>
          <table:table-cell office:value-type="float" office:value="110">
            <text:p>110</text:p>
          </table:table-cell>
          <table:table-cell office:value-type="string">
            <text:p>3.5 Ferro</text:p>
            <text:p>(67)</text:p>
          </table:table-cell>
          <table:table-cell office:value-type="float" office:value="997">
            <text:p>997</text:p>
          </table:table-cell>
          <table:table-cell office:value-type="string">
            <text:p>1 x ATM-6</text:p>
            <text:p>4 x ER S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Prime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334">
            <text:p>1334</text:p>
          </table:table-cell>
          <table:table-cell office:value-type="string">
            <text:p>2 x ER MBL</text:p>
            <text:p>2 x LRM-5 (2t)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/>
          <table:table-cell table:number-columns-repeated="2" office:value-type="string">
            <text:p>Yes</text:p>
          </table:table-cell>
          <table:table-cell table:number-columns-repeated="3"/>
          <table:table-cell office:value-type="string">
            <text:p>EWAR Support</text:p>
          </table:table-cell>
          <table:table-cell table:number-columns-repeated="1007"/>
        </table:table-row>
        <table:table-row table:style-name="ro15">
          <table:table-cell office:value-type="string">
            <text:p>Arctic Cheetah C</text:p>
          </table:table-cell>
          <table:table-cell office:value-type="float" office:value="30">
            <text:p>30</text:p>
          </table:table-cell>
          <table:table-cell office:value-type="float" office:value="120">
            <text:p>120</text:p>
          </table:table-cell>
          <table:table-cell office:value-type="string">
            <text:p>4 Ferro</text:p>
            <text:p>(76)</text:p>
          </table:table-cell>
          <table:table-cell office:value-type="float" office:value="1840">
            <text:p>1840</text:p>
          </table:table-cell>
          <table:table-cell office:value-type="string">
            <text:p>4 x ER MBL</text:p>
            <text:p>2 x MPL</text:p>
            <text:p>1 x Flamer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6">
          <table:table-cell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5">
          <table:table-cell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1016"/>
        </table:table-row>
        <table:table-row table:style-name="ro13">
          <table:table-cell office:value-type="string">
            <text:p>Shadow Cat Prime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156">
            <text:p>2156</text:p>
          </table:table-cell>
          <table:table-cell office:value-type="string">
            <text:p>1 x Gauss Rifle (2t)</text:p>
            <text:p>2 x ER 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hadow Cat A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220">
            <text:p>2220</text:p>
          </table:table-cell>
          <table:table-cell office:value-type="string">
            <text:p>2 x ER LBL</text:p>
            <text:p>1 x SSRM-6</text:p>
          </table:table-cell>
          <table:table-cell office:value-type="string">
            <text:p>13 Double</text:p>
          </table:table-cell>
          <table:table-cell office:value-type="float" office:value="6">
            <text:p>6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3"/>
          <table:table-cell office:value-type="string">
            <text:p>Striker</text:p>
          </table:table-cell>
          <table:table-cell table:number-columns-repeated="1007"/>
        </table:table-row>
        <table:table-row table:style-name="ro13">
          <table:table-cell office:value-type="string">
            <text:p>Shadow Cat B</text:p>
          </table:table-cell>
          <table:table-cell office:value-type="float" office:value="45">
            <text:p>45</text:p>
          </table:table-cell>
          <table:table-cell office:value-type="float" office:value="90">
            <text:p>90</text:p>
          </table:table-cell>
          <table:table-cell office:value-type="string">
            <text:p>7 Ferro</text:p>
            <text:p>(134)</text:p>
          </table:table-cell>
          <table:table-cell office:value-type="float" office:value="2420">
            <text:p>2420</text:p>
          </table:table-cell>
          <table:table-cell office:value-type="string">
            <text:p>2 x LRM-15 (4t)</text:p>
            <text:p>2 x ERMBL</text:p>
          </table:table-cell>
          <table:table-cell office:value-type="string">
            <text:p>10 Double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3"/>
          <table:table-cell office:value-type="string">
            <text:p>LRM Support</text:p>
          </table:table-cell>
          <table:table-cell table:number-columns-repeated="1007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13">
          <table:table-cell table:style-name="ce6"/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281">
            <text:p>2281</text:p>
          </table:table-cell>
          <table:table-cell office:value-type="string">
            <text:p>1 x UAC/20 (2t)</text:p>
            <text:p>6 x ER MBL</text:p>
          </table:table-cell>
          <table:table-cell office:value-type="string">
            <text:p>13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A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1923">
            <text:p>1923</text:p>
          </table:table-cell>
          <table:table-cell office:value-type="string">
            <text:p>1 x ER PPC</text:p>
            <text:p>1 x LBX-5 (2t)</text:p>
            <text:p>6 x SRM-6 (4t)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7">
          <table:table-cell table:style-name="ce6" office:value-type="string">
            <text:p>Ebon Jaguar Prime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1952">
            <text:p>1952</text:p>
          </table:table-cell>
          <table:table-cell office:value-type="string">
            <text:p>1 x Gauss Rifle (2t)</text:p>
            <text:p>1 x LBX-5 (2t)</text:p>
            <text:p>1 x ER MBL</text:p>
            <text:p>1 x LRM-10 (2t)</text:p>
            <text:p>1 x SRM-2 (1t)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Striker</text:p>
          </table:table-cell>
          <table:table-cell table:number-columns-repeated="1007"/>
        </table:table-row>
        <table:table-row table:style-name="ro18">
          <table:table-cell table:style-name="ce6" office:value-type="string">
            <text:p>Ebon Jaguar A</text:p>
          </table:table-cell>
          <table:table-cell office:value-type="float" office:value="65">
            <text:p>65</text:p>
          </table:table-cell>
          <table:table-cell office:value-type="float" office:value="80">
            <text:p>80</text:p>
          </table:table-cell>
          <table:table-cell office:value-type="string">
            <text:p>9.5 Ferro</text:p>
            <text:p>(182)</text:p>
          </table:table-cell>
          <table:table-cell office:value-type="float" office:value="2429">
            <text:p>2429</text:p>
          </table:table-cell>
          <table:table-cell office:value-type="string">
            <text:p>1 x UAC/20 (3t)</text:p>
            <text:p>2 x ER LBL</text:p>
            <text:p>4 x ER MBL</text:p>
            <text:p>1 x MPL</text:p>
            <text:p>1 x Flamer</text:p>
            <text:p>2 x MG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Brawler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Black Python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string">
            <text:p>11 Ferro</text:p>
            <text:p>(211)</text:p>
          </table:table-cell>
          <table:table-cell office:value-type="float" office:value="2813">
            <text:p>2813</text:p>
          </table:table-cell>
          <table:table-cell office:value-type="string">
            <text:p>2 x LPL</text:p>
            <text:p>2 x MPL</text:p>
            <text:p>4 x SPL</text:p>
            <text:p>2 x MG</text:p>
          </table:table-cell>
          <table:table-cell office:value-type="string">
            <text:p>13 Double</text:p>
          </table:table-cell>
          <table:table-cell office:value-type="float" office:value="5">
            <text:p>5</text:p>
          </table:table-cell>
          <table:table-cell table:number-columns-repeated="6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Artillery Support</text:p>
          </table:table-cell>
          <table:table-cell table:number-columns-repeated="1007"/>
        </table:table-row>
        <table:table-row table:style-name="ro13">
          <table:table-cell office:value-type="string">
            <text:p>Warhawk Prime</text:p>
          </table:table-cell>
          <table:table-cell office:value-type="float" office:value="85">
            <text:p>85</text:p>
          </table:table-cell>
          <table:table-cell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3194">
            <text:p>3194</text:p>
          </table:table-cell>
          <table:table-cell office:value-type="string">
            <text:p>4 x ER PPC</text:p>
            <text:p>1 x LRM-10 (1t)</text:p>
          </table:table-cell>
          <table:table-cell office:value-type="string">
            <text:p>20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niper</text:p>
          </table:table-cell>
          <table:table-cell table:number-columns-repeated="1007"/>
        </table:table-row>
        <table:table-row table:style-name="ro13">
          <table:table-cell office:value-type="string">
            <text:p>Supernova</text:p>
          </table:table-cell>
          <table:table-cell office:value-type="float" office:value="90">
            <text:p>90</text:p>
          </table:table-cell>
          <table:table-cell office:value-type="float" office:value="50">
            <text:p>50</text:p>
          </table:table-cell>
          <table:table-cell office:value-type="string">
            <text:p>14.5 Std</text:p>
            <text:p>(232)</text:p>
          </table:table-cell>
          <table:table-cell office:value-type="float" office:value="2801">
            <text:p>2801</text:p>
          </table:table-cell>
          <table:table-cell office:value-type="string">
            <text:p>6 x ER LBL</text:p>
          </table:table-cell>
          <table:table-cell office:value-type="string">
            <text:p>26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office:value-type="float" office:value="4">
            <text:p>4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16">
          <table:table-cell office:value-type="string">
            <text:p>Dire Wolf Prime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2712">
            <text:p>2712</text:p>
          </table:table-cell>
          <table:table-cell office:value-type="string">
            <text:p>2 x UAC-5 (2t)</text:p>
            <text:p>4 x ER LBL</text:p>
            <text:p>4 x MPL</text:p>
            <text:p>1 x LRM-10 (1t)</text:p>
          </table:table-cell>
          <table:table-cell office:value-type="string">
            <text:p>22 Double</text:p>
          </table:table-cell>
          <table:table-cell table:number-columns-repeated="9"/>
          <table:table-cell office:value-type="string">
            <text:p>Assault Striker</text:p>
          </table:table-cell>
          <table:table-cell table:number-columns-repeated="1007"/>
        </table:table-row>
        <table:table-row table:style-name="ro16">
          <table:table-cell office:value-type="string">
            <text:p>Dire Wolf C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9 Std</text:p>
            <text:p>(304)</text:p>
          </table:table-cell>
          <table:table-cell office:value-type="float" office:value="3610">
            <text:p>3610</text:p>
          </table:table-cell>
          <table:table-cell office:value-type="string">
            <text:p>2 x ER PPC</text:p>
            <text:p>4 x MPL</text:p>
            <text:p>2 x ATM-6 (2t)</text:p>
            <text:p>1 x SSRM-4 (1t)</text:p>
          </table:table-cell>
          <table:table-cell office:value-type="string">
            <text:p>23 Double</text:p>
          </table:table-cell>
          <table:table-cell table:number-columns-repeated="7"/>
          <table:table-cell office:value-type="string">
            <text:p>Yes</text:p>
          </table:table-cell>
          <table:table-cell/>
          <table:table-cell office:value-type="string">
            <text:p>Striker</text:p>
          </table:table-cell>
          <table:table-cell table:number-columns-repeated="1007"/>
        </table:table-row>
        <table:table-row table:style-name="ro15">
          <table:table-cell office:value-type="string">
            <text:p>Stone Rhino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string">
            <text:p>18 Std</text:p>
            <text:p>(288)</text:p>
          </table:table-cell>
          <table:table-cell office:value-type="float" office:value="3001">
            <text:p>3001</text:p>
          </table:table-cell>
          <table:table-cell office:value-type="string">
            <text:p>2 x LPL</text:p>
            <text:p>2 x Gauss Rifle (4t)</text:p>
            <text:p>1 x SPL</text:p>
          </table:table-cell>
          <table:table-cell office:value-type="string">
            <text:p>10 Double</text:p>
          </table:table-cell>
          <table:table-cell office:value-type="float" office:value="3">
            <text:p>3</text:p>
          </table:table-cell>
          <table:table-cell table:number-columns-repeated="8"/>
          <table:table-cell office:value-type="string">
            <text:p>Striker</text:p>
          </table:table-cell>
          <table:table-cell table:number-columns-repeated="1007"/>
        </table:table-row>
        <table:table-row table:style-name="ro3">
          <table:table-cell table:number-columns-repeated="1024"/>
        </table:table-row>
      </table:table>
      <table:table table:name="Clan Ghost Bear" table:style-name="ta9" table:print="false">
        <office:forms form:automatic-focus="false" form:apply-design-mode="false"/>
        <table:table-column table:style-name="co52" table:default-cell-style-name="ce5"/>
        <table:table-column table:style-name="co50" table:default-cell-style-name="ce12"/>
        <table:table-column table:style-name="co16" table:default-cell-style-name="ce12"/>
        <table:table-column table:style-name="co53" table:default-cell-style-name="ce12"/>
        <table:table-column table:style-name="co54" table:default-cell-style-name="ce12"/>
        <table:table-column table:style-name="co55" table:default-cell-style-name="ce12"/>
        <table:table-column table:style-name="co56" table:default-cell-style-name="ce12"/>
        <table:table-column table:style-name="co38" table:number-columns-repeated="2" table:default-cell-style-name="ce12"/>
        <table:table-column table:style-name="co44" table:default-cell-style-name="ce12"/>
        <table:table-column table:style-name="co38" table:default-cell-style-name="ce12"/>
        <table:table-column table:style-name="co44" table:default-cell-style-name="ce12"/>
        <table:table-column table:style-name="co57" table:default-cell-style-name="ce12"/>
        <table:table-column table:style-name="co40" table:default-cell-style-name="ce12"/>
        <table:table-column table:style-name="co50" table:default-cell-style-name="ce11"/>
        <table:table-column table:style-name="co22" table:default-cell-style-name="ce11"/>
        <table:table-column table:style-name="co58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5" office:value-type="string" table:number-columns-spanned="1024" table:number-rows-spanned="1">
            <text:p>Ghost Bear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Fire Moth Prime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table:style-name="ce11" office:value-type="float" office:value="1251">
            <text:p>1251</text:p>
          </table:table-cell>
          <table:table-cell table:style-name="ce11" office:value-type="string">
            <text:p>2 x ER MBL</text:p>
            <text:p>1 x SRM-6 (1t)</text:p>
            <text:p>1 x SRM-4 (1t)</text:p>
          </table:table-cell>
          <table:table-cell table:style-name="ce11" office:value-type="string">
            <text:p>10 Double</text:p>
          </table:table-cell>
          <table:table-cell table:style-name="ce11"/>
          <table:table-cell table:style-name="ce11" office:value-type="string">
            <text:p>Yes</text:p>
          </table:table-cell>
          <table:table-cell table:style-name="ce11" table:number-columns-repeated="5"/>
          <table:table-cell table:number-columns-repeated="2"/>
          <table:table-cell table:style-name="ce11" office:value-type="string">
            <text:p>Light Skirmisher</text:p>
          </table:table-cell>
          <table:table-cell table:number-columns-repeated="1007"/>
        </table:table-row>
        <table:table-row table:style-name="ro13">
          <table:table-cell office:value-type="string">
            <text:p>Fire Moth A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639">
            <text:p>639</text:p>
          </table:table-cell>
          <table:table-cell office:value-type="string">
            <text:p>1 x SSRM-4 (1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2"/>
          <table:table-cell table:number-columns-repeated="3" office:value-type="string">
            <text:p>Yes</text:p>
          </table:table-cell>
          <table:table-cell table:number-columns-repeated="2"/>
          <table:table-cell office:value-type="string">
            <text:p>Light Scout</text:p>
          </table:table-cell>
          <table:table-cell table:number-columns-repeated="1007"/>
        </table:table-row>
        <table:table-row table:style-name="ro13">
          <table:table-cell office:value-type="string">
            <text:p>Fire Moth C</text:p>
          </table:table-cell>
          <table:table-cell table:style-name="ce11" office:value-type="float" office:value="20">
            <text:p>20</text:p>
          </table:table-cell>
          <table:table-cell table:style-name="ce11" office:value-type="float" office:value="150">
            <text:p>150</text:p>
          </table:table-cell>
          <table:table-cell table:style-name="ce11" office:value-type="string">
            <text:p>2 Ferro</text:p>
            <text:p>(38)</text:p>
          </table:table-cell>
          <table:table-cell office:value-type="float" office:value="759">
            <text:p>759</text:p>
          </table:table-cell>
          <table:table-cell office:value-type="string">
            <text:p>2 x LRM-5 (2t)</text:p>
          </table:table-cell>
          <table:table-cell office:value-type="string">
            <text:p>10 Double</text:p>
          </table:table-cell>
          <table:table-cell/>
          <table:table-cell office:value-type="string">
            <text:p>Yes</text:p>
          </table:table-cell>
          <table:table-cell table:number-columns-repeated="4"/>
          <table:table-cell office:value-type="string">
            <text:p>Yes</text:p>
          </table:table-cell>
          <table:table-cell table:number-columns-repeated="2"/>
          <table:table-cell office:value-type="string">
            <text:p>Light LRM Support</text:p>
          </table:table-cell>
          <table:table-cell table:number-columns-repeated="1007"/>
        </table:table-row>
        <table:table-row table:style-name="ro13">
          <table:table-cell office:value-type="string">
            <text:p>Adder Prime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2083">
            <text:p>2083</text:p>
          </table:table-cell>
          <table:table-cell office:value-type="string">
            <text:p>2 x ER PPC</text:p>
            <text:p>1 x Flamer</text:p>
          </table:table-cell>
          <table:table-cell office:value-type="string">
            <text:p>11 Double</text:p>
          </table:table-cell>
          <table:table-cell table:number-columns-repeated="7"/>
          <table:table-cell table:style-name="ce12" office:value-type="string">
            <text:p>Yes</text:p>
          </table:table-cell>
          <table:table-cell table:style-name="ce12"/>
          <table:table-cell office:value-type="string">
            <text:p>Light Sniper</text:p>
          </table:table-cell>
          <table:table-cell table:number-columns-repeated="1007"/>
        </table:table-row>
        <table:table-row table:style-name="ro15">
          <table:table-cell office:value-type="string">
            <text:p>Adder A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37">
            <text:p>1437</text:p>
          </table:table-cell>
          <table:table-cell office:value-type="string">
            <text:p>2 x LRM-20 (4t)</text:p>
            <text:p>2 x SP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LRM Support</text:p>
          </table:table-cell>
          <table:table-cell table:number-columns-repeated="1007"/>
        </table:table-row>
        <table:table-row table:style-name="ro16">
          <table:table-cell office:value-type="string">
            <text:p>Adder B</text:p>
          </table:table-cell>
          <table:table-cell office:value-type="float" office:value="35">
            <text:p>35</text:p>
          </table:table-cell>
          <table:table-cell office:value-type="float" office:value="90">
            <text:p>90</text:p>
          </table:table-cell>
          <table:table-cell office:value-type="string">
            <text:p>6 Ferro</text:p>
            <text:p>(115)</text:p>
          </table:table-cell>
          <table:table-cell office:value-type="float" office:value="1422">
            <text:p>1422</text:p>
          </table:table-cell>
          <table:table-cell office:value-type="string">
            <text:p>1 x LBX-5 (1t)</text:p>
            <text:p>1 x LPL</text:p>
            <text:p>2 x ER MBL</text:p>
            <text:p>1 x Flamer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Light Brawler</text:p>
          </table:table-cell>
          <table:table-cell table:number-columns-repeated="1007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15">
          <table:table-cell office:value-type="string">
            <text:p>Viper Prime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450">
            <text:p>1450</text:p>
          </table:table-cell>
          <table:table-cell office:value-type="string">
            <text:p>2 x MPL</text:p>
            <text:p>2 x MG</text:p>
            <text:p>1 x SRM-4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string">
            <text:p>Yes</text:p>
          </table:table-cell>
          <table:table-cell table:number-columns-repeated="1010"/>
        </table:table-row>
        <table:table-row table:style-name="ro13">
          <table:table-cell office:value-type="string">
            <text:p>Viper A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989">
            <text:p>1989</text:p>
          </table:table-cell>
          <table:table-cell office:value-type="string">
            <text:p>5 x ER MBL</text:p>
            <text:p>1 x SRM-6 (1t)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7"/>
          <table:table-cell office:value-type="string">
            <text:p>Yes</text:p>
          </table:table-cell>
          <table:table-cell table:number-columns-repeated="1008"/>
        </table:table-row>
        <table:table-row table:style-name="ro15">
          <table:table-cell office:value-type="string">
            <text:p>Viper B</text:p>
          </table:table-cell>
          <table:table-cell office:value-type="float" office:value="40">
            <text:p>40</text:p>
          </table:table-cell>
          <table:table-cell office:value-type="float" office:value="120">
            <text:p>120</text:p>
          </table:table-cell>
          <table:table-cell office:value-type="string">
            <text:p>7 Ferro</text:p>
            <text:p>(134)</text:p>
          </table:table-cell>
          <table:table-cell office:value-type="float" office:value="1830">
            <text:p>1830</text:p>
          </table:table-cell>
          <table:table-cell office:value-type="string">
            <text:p>1 x ER PPC</text:p>
            <text:p>2 x SPL</text:p>
            <text:p>1 x Flamer</text:p>
          </table:table-cell>
          <table:table-cell office:value-type="string">
            <text:p>10 Double</text:p>
          </table:table-cell>
          <table:table-cell office:value-type="float" office:value="8">
            <text:p>8</text:p>
          </table:table-cell>
          <table:table-cell table:number-columns-repeated="1016"/>
        </table:table-row>
        <table:table-row table:style-name="ro16">
          <table:table-cell table:style-name="ce6" office:value-type="string">
            <text:p>Mongrel Prime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290">
            <text:p>2290</text:p>
          </table:table-cell>
          <table:table-cell office:value-type="string">
            <text:p>1 x ER LBL</text:p>
            <text:p>3 x ER MBL</text:p>
            <text:p>1 x SSRM-6 (1t)</text:p>
            <text:p>1 x ER SBL</text:p>
          </table:table-cell>
          <table:table-cell office:value-type="string">
            <text:p>12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Skirmish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ongrel A</text:p>
          </table:table-cell>
          <table:table-cell office:value-type="float" office:value="45">
            <text:p>45</text:p>
          </table:table-cell>
          <table:table-cell office:value-type="float" office:value="110">
            <text:p>110</text:p>
          </table:table-cell>
          <table:table-cell office:value-type="string">
            <text:p>7.5 Ferro</text:p>
            <text:p>(144)</text:p>
          </table:table-cell>
          <table:table-cell office:value-type="float" office:value="2031">
            <text:p>2031</text:p>
          </table:table-cell>
          <table:table-cell office:value-type="string">
            <text:p>2 x LRM-15 (4t)</text:p>
            <text:p>1 x MPL</text:p>
            <text:p>1 x ER SBL</text:p>
          </table:table-cell>
          <table:table-cell office:value-type="string">
            <text:p>10 Double</text:p>
          </table:table-cell>
          <table:table-cell office:value-type="float" office:value="7">
            <text:p>7</text:p>
          </table:table-cell>
          <table:table-cell table:number-columns-repeated="8"/>
          <table:table-cell office:value-type="string">
            <text:p>Medium LRM Support</text:p>
          </table:table-cell>
          <table:table-cell table:number-columns-repeated="1007"/>
        </table:table-row>
        <table:table-row table:style-name="ro13">
          <table:table-cell office:value-type="string">
            <text:p>Nova Prime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10 Std</text:p>
            <text:p>(160)</text:p>
          </table:table-cell>
          <table:table-cell office:value-type="float" office:value="2663">
            <text:p>2663</text:p>
          </table:table-cell>
          <table:table-cell office:value-type="string">
            <text:p>8 x ER MBL</text:p>
          </table:table-cell>
          <table:table-cell office:value-type="string">
            <text:p>18 Double</text:p>
          </table:table-cell>
          <table:table-cell office:value-type="float" office:value="5">
            <text:p>5</text:p>
          </table:table-cell>
          <table:table-cell table:number-columns-repeated="1016"/>
        </table:table-row>
        <table:table-row table:style-name="ro13">
          <table:table-cell office:value-type="string">
            <text:p>Hunchback IIC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6 Std</text:p>
            <text:p>(96)</text:p>
          </table:table-cell>
          <table:table-cell office:value-type="float" office:value="1679">
            <text:p>1679</text:p>
          </table:table-cell>
          <table:table-cell office:value-type="string">
            <text:p>2 x UAC-20 (2t)</text:p>
            <text:p>2 x ER MBL</text:p>
          </table:table-cell>
          <table:table-cell office:value-type="string">
            <text:p>12 Double</text:p>
          </table:table-cell>
          <table:table-cell office:value-type="float" office:value="4">
            <text:p>4</text:p>
          </table:table-cell>
          <table:table-cell table:number-columns-repeated="7"/>
          <table:table-cell office:value-type="string">
            <text:p>Yes</text:p>
          </table:table-cell>
          <table:table-cell office:value-type="string">
            <text:p>Medium Brawler</text:p>
          </table:table-cell>
          <table:table-cell table:number-columns-repeated="1007"/>
        </table:table-row>
        <table:table-row table:style-name="ro17">
          <table:table-cell office:value-type="string">
            <text:p>Ursus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string">
            <text:p>8.5 Ferro</text:p>
            <text:p>(163)</text:p>
          </table:table-cell>
          <table:table-cell office:value-type="float" office:value="1778">
            <text:p>1778</text:p>
          </table:table-cell>
          <table:table-cell office:value-type="string">
            <text:p>1 x ER LBL</text:p>
            <text:p>2 x ER MBL</text:p>
            <text:p>2 x MPL</text:p>
            <text:p>1 x LRM-10 (1t)</text:p>
            <text:p>1 x SRM-6 (1t)</text:p>
          </table:table-cell>
          <table:table-cell office:value-type="string">
            <text:p>16 Double</text:p>
          </table:table-cell>
          <table:table-cell table:number-columns-repeated="2"/>
          <table:table-cell office:value-type="string">
            <text:p>Yes</text:p>
          </table:table-cell>
          <table:table-cell table:number-columns-repeated="1014"/>
        </table:table-row>
        <table:table-row table:style-name="ro13">
          <table:table-cell office:value-type="string">
            <text:p>Stormcrow Prime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073">
            <text:p>2073</text:p>
          </table:table-cell>
          <table:table-cell office:value-type="string">
            <text:p>2 x ER LBL</text:p>
            <text:p>3 x ER MBL</text:p>
          </table:table-cell>
          <table:table-cell office:value-type="string">
            <text:p>22 Double</text:p>
          </table:table-cell>
          <table:table-cell table:number-columns-repeated="1017"/>
        </table:table-row>
        <table:table-row table:style-name="ro15">
          <table:table-cell office:value-type="string">
            <text:p>Stormcrow A</text:p>
          </table:table-cell>
          <table:table-cell office:value-type="float" office:value="55">
            <text:p>55</text:p>
          </table:table-cell>
          <table:table-cell office:value-type="float" office:value="90">
            <text:p>90</text:p>
          </table:table-cell>
          <table:table-cell office:value-type="string">
            <text:p>9.5 Ferro</text:p>
            <text:p>(182)</text:p>
          </table:table-cell>
          <table:table-cell office:value-type="float" office:value="2319">
            <text:p>2319</text:p>
          </table:table-cell>
          <table:table-cell office:value-type="string">
            <text:p>4 x MPL</text:p>
            <text:p>2 x SSRM-6 (2t)</text:p>
            <text:p>1 x LRM-20 (2t)</text:p>
          </table:table-cell>
          <table:table-cell office:value-type="string">
            <text:p>10 Double</text:p>
          </table:table-cell>
          <table:table-cell table:number-columns-repeated="1017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Glass Spider Mk 1</text:p>
          </table:table-cell>
          <table:table-cell table:number-columns-repeated="2" office:value-type="float" office:value="60">
            <text:p>60</text:p>
          </table:table-cell>
          <table:table-cell office:value-type="string">
            <text:p>10.5 Ferro</text:p>
            <text:p>(201)</text:p>
          </table:table-cell>
          <table:table-cell office:value-type="float" office:value="1825">
            <text:p>1825</text:p>
          </table:table-cell>
          <table:table-cell office:value-type="string">
            <text:p>2 x Gauss Rifle (5t)</text:p>
          </table:table-cell>
          <table:table-cell office:value-type="string">
            <text:p>10 Double</text:p>
          </table:table-cell>
          <table:table-cell table:number-columns-repeated="9"/>
          <table:table-cell office:value-type="string">
            <text:p>Sniper</text:p>
          </table:table-cell>
          <table:table-cell table:number-columns-repeated="1007"/>
        </table:table-row>
        <table:table-row table:style-name="ro15">
          <table:table-cell table:style-name="ce6" office:value-type="string">
            <text:p>Mad Dog Prime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351">
            <text:p>2351</text:p>
          </table:table-cell>
          <table:table-cell office:value-type="string">
            <text:p>2 x LRM-20 (2t)</text:p>
            <text:p>2 x LPL</text:p>
            <text:p>2 x MPL</text:p>
          </table:table-cell>
          <table:table-cell office:value-type="string">
            <text:p>12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16">
          <table:table-cell table:style-name="ce6" office:value-type="string">
            <text:p>Mad Dog D</text:p>
          </table:table-cell>
          <table:table-cell office:value-type="float" office:value="60">
            <text:p>60</text:p>
          </table:table-cell>
          <table:table-cell office:value-type="float" office:value="80">
            <text:p>80</text:p>
          </table:table-cell>
          <table:table-cell office:value-type="string">
            <text:p>8.5 Ferro</text:p>
            <text:p>(163)</text:p>
          </table:table-cell>
          <table:table-cell office:value-type="float" office:value="2447">
            <text:p>2447</text:p>
          </table:table-cell>
          <table:table-cell office:value-type="string">
            <text:p>2 x ATM-12 (6t)</text:p>
            <text:p>2 x MPL</text:p>
            <text:p>2 x ER MBL</text:p>
            <text:p>2 x ER SBL</text:p>
          </table:table-cell>
          <table:table-cell office:value-type="string">
            <text:p>13 Double</text:p>
          </table:table-cell>
          <table:table-cell table:number-columns-repeated="9"/>
          <table:table-cell office:value-type="string">
            <text:p>Heavy LRM Support</text:p>
          </table:table-cell>
          <table:table-cell table:number-columns-repeated="1007"/>
        </table:table-row>
        <table:table-row table:style-name="ro3">
          <table:table-cell table:style-name="ce6" office:value-type="string">
            <text:p>Grizzly Mk 1</text:p>
          </table:table-cell>
          <table:table-cell table:number-columns-repeated="1023"/>
        </table:table-row>
        <table:table-row table:style-name="ro3">
          <table:table-cell table:style-name="ce6" office:value-type="string">
            <text:p>Grizzly Mk 2</text:p>
          </table:table-cell>
          <table:table-cell table:number-columns-repeated="1023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13">
          <table:table-cell table:style-name="ce6" office:value-type="string">
            <text:p>Naga Prime</text:p>
          </table:table-cell>
          <table:table-cell table:number-columns-repeated="2" office:value-type="float" office:value="80">
            <text:p>80</text:p>
          </table:table-cell>
          <table:table-cell office:value-type="string">
            <text:p>9 Std</text:p>
            <text:p>(144)</text:p>
          </table:table-cell>
          <table:table-cell office:value-type="float" office:value="1840">
            <text:p>1840</text:p>
          </table:table-cell>
          <table:table-cell office:value-type="string">
            <text:p>2 x Arrow IV (6t)</text:p>
            <text:p>3 x ER SBL</text:p>
          </table:table-cell>
          <table:table-cell office:value-type="string">
            <text:p>12 Double</text:p>
          </table:table-cell>
          <table:table-cell table:number-columns-repeated="1017"/>
        </table:table-row>
        <table:table-row table:style-name="ro15">
          <table:table-cell office:value-type="string">
            <text:p>Executioner Prime</text:p>
          </table:table-cell>
          <table:table-cell table:style-name="ce11" office:value-type="float" office:value="95">
            <text:p>95</text:p>
          </table:table-cell>
          <table:table-cell table:style-name="ce11" office:value-type="float" office:value="60">
            <text:p>60</text:p>
          </table:table-cell>
          <table:table-cell office:value-type="string">
            <text:p>13.5 Ferro</text:p>
            <text:p>(259)</text:p>
          </table:table-cell>
          <table:table-cell office:value-type="float" office:value="2749">
            <text:p>2749</text:p>
          </table:table-cell>
          <table:table-cell office:value-type="string">
            <text:p>2 x ER LBL</text:p>
            <text:p>1 x Gauss (2t)</text:p>
            <text:p>2 x MG</text:p>
          </table:table-cell>
          <table:table-cell table:style-name="ce11" office:value-type="string">
            <text:p>19 Double</text:p>
          </table:table-cell>
          <table:table-cell table:number-columns-repeated="1017"/>
        </table:table-row>
        <table:table-row table:style-name="ro3">
          <table:table-cell office:value-type="string">
            <text:p>Executioner B</text:p>
          </table:table-cell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 office:value-type="string">
            <text:p>Kodiak Mk 1</text:p>
          </table:table-cell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>
          <table:table-cell office:value-type="string">
            <text:p>Kodiak Mk 2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lan Hell's Horses" table:style-name="ta10" table:print="false">
        <office:forms form:automatic-focus="false" form:apply-design-mode="false"/>
        <table:table-column table:style-name="co59" table:default-cell-style-name="ce5"/>
        <table:table-column table:style-name="co24" table:default-cell-style-name="ce12"/>
        <table:table-column table:style-name="co22" table:number-columns-repeated="2" table:default-cell-style-name="ce12"/>
        <table:table-column table:style-name="co44" table:default-cell-style-name="ce12"/>
        <table:table-column table:style-name="co60" table:default-cell-style-name="ce12"/>
        <table:table-column table:style-name="co61" table:default-cell-style-name="ce12"/>
        <table:table-column table:style-name="co49" table:default-cell-style-name="ce12"/>
        <table:table-column table:style-name="co33" table:default-cell-style-name="ce12"/>
        <table:table-column table:style-name="co57" table:number-columns-repeated="2" table:default-cell-style-name="ce12"/>
        <table:table-column table:style-name="co36" table:number-columns-repeated="2" table:default-cell-style-name="ce12"/>
        <table:table-column table:style-name="co62" table:default-cell-style-name="ce12"/>
        <table:table-column table:style-name="co45" table:default-cell-style-name="ce11"/>
        <table:table-column table:style-name="co54" table:default-cell-style-name="ce11"/>
        <table:table-column table:style-name="co63" table:default-cell-style-name="ce12"/>
        <table:table-column table:style-name="co18" table:number-columns-repeated="1007" table:default-cell-style-name="Default"/>
        <table:table-row table:style-name="ro13">
          <table:table-cell table:style-name="ce1" office:value-type="string">
            <text:p>Name</text:p>
          </table:table-cell>
          <table:table-cell table:style-name="ce8" office:value-type="string">
            <text:p>Weight</text:p>
            <text:p>(tons)</text:p>
          </table:table-cell>
          <table:table-cell table:style-name="ce8" office:value-type="string">
            <text:p>Speed</text:p>
            <text:p>(MP/KPH)</text:p>
          </table:table-cell>
          <table:table-cell table:style-name="ce8" office:value-type="string">
            <text:p>Armor</text:p>
            <text:p>(Points)</text:p>
          </table:table-cell>
          <table:table-cell table:style-name="ce8" office:value-type="string">
            <text:p>B.V.</text:p>
          </table:table-cell>
          <table:table-cell table:style-name="ce8" office:value-type="string">
            <text:p>Weapons</text:p>
            <text:p>(Ammo)</text:p>
          </table:table-cell>
          <table:table-cell table:style-name="ce8" office:value-type="string">
            <text:p>Heatsinks</text:p>
            <text:p>(Effective)</text:p>
          </table:table-cell>
          <table:table-cell table:style-name="ce22" office:value-type="string">
            <text:p>Jumpjets</text:p>
          </table:table-cell>
          <table:table-cell table:style-name="ce8" office:value-type="string">
            <text:p>MASC</text:p>
          </table:table-cell>
          <table:table-cell table:style-name="ce8" office:value-type="string">
            <text:p>ECM</text:p>
          </table:table-cell>
          <table:table-cell table:style-name="ce8" office:value-type="string">
            <text:p>Narc</text:p>
          </table:table-cell>
          <table:table-cell table:style-name="ce8" office:value-type="string">
            <text:p>TAG</text:p>
          </table:table-cell>
          <table:table-cell table:style-name="ce8" office:value-type="string">
            <text:p>BAP</text:p>
          </table:table-cell>
          <table:table-cell table:style-name="ce8" office:value-type="string">
            <text:p>AMS</text:p>
          </table:table-cell>
          <table:table-cell table:style-name="ce8" office:value-type="string">
            <text:p>Target</text:p>
            <text:p>Computer</text:p>
          </table:table-cell>
          <table:table-cell table:style-name="ce8" office:value-type="string">
            <text:p>Artemis</text:p>
          </table:table-cell>
          <table:table-cell table:style-name="ce8" office:value-type="string">
            <text:p>Role/Notes</text:p>
          </table:table-cell>
          <table:table-cell table:number-columns-repeated="1007"/>
        </table:table-row>
        <table:table-row table:style-name="ro14">
          <table:table-cell table:style-name="ce26" office:value-type="string" table:number-columns-spanned="1024" table:number-rows-spanned="1">
            <text:p>Hell's Horses</text:p>
          </table:table-cell>
          <table:covered-table-cell table:number-columns-repeated="13" table:style-name="ce14"/>
          <table:covered-table-cell table:number-columns-repeated="2" table:style-name="ce15"/>
          <table:covered-table-cell table:style-name="ce14"/>
          <table:covered-table-cell table:number-columns-repeated="1007"/>
        </table:table-row>
        <table:table-row table:style-name="ro3">
          <table:table-cell table:style-name="ce3" office:value-type="string">
            <text:p>LIGH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/>
          <table:table-cell table:style-name="ce11" table:number-columns-repeated="13"/>
          <table:table-cell table:number-columns-repeated="2"/>
          <table:table-cell table:style-name="ce11"/>
          <table:table-cell table:number-columns-repeated="1007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number-columns-repeated="14"/>
          <table:table-cell table:style-name="ce12" table:number-columns-repeated="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3" office:value-type="string">
            <text:p>MEDIUM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8">
          <table:table-cell table:number-columns-repeated="1024"/>
        </table:table-row>
        <table:table-row table:style-name="ro3" table:number-rows-repeated="2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HEAVY</text:p>
          </table:table-cell>
          <table:table-cell table:style-name="ce10" table:number-columns-repeated="16"/>
          <table:table-cell table:number-columns-repeated="1007"/>
        </table:table-row>
        <table:table-row table:style-name="ro3" table:number-rows-repeated="6">
          <table:table-cell table:style-name="ce6"/>
          <table:table-cell table:number-columns-repeated="1023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style-name="ce3" office:value-type="string">
            <text:p>ASSAULT</text:p>
          </table:table-cell>
          <table:table-cell table:style-name="ce10" table:number-columns-repeated="16"/>
          <table:table-cell table:number-columns-repeated="1007"/>
        </table:table-row>
        <table:table-row table:style-name="ro3">
          <table:table-cell table:style-name="ce6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1" table:number-columns-repeated="2"/>
          <table:table-cell/>
          <table:table-cell table:style-name="ce11" table:number-columns-repeated="10"/>
          <table:table-cell table:number-columns-repeated="2"/>
          <table:table-cell table:style-name="ce11"/>
          <table:table-cell table:number-columns-repeated="1007"/>
        </table:table-row>
        <table:table-row table:style-name="ro3">
          <table:table-cell/>
          <table:table-cell table:style-name="ce11" table:number-columns-repeated="2"/>
          <table:table-cell table:number-columns-repeated="3"/>
          <table:table-cell table:style-name="ce11"/>
          <table:table-cell table:number-columns-repeated="1017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5">08/15/2016</text:date>, <text:time>09:12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13:16:06.85</meta:creation-date>
    <dc:date>2016-08-15T09:12:52.48</dc:date>
    <meta:editing-duration>P10DT10H6M58S</meta:editing-duration>
    <meta:editing-cycles>70</meta:editing-cycles>
    <meta:generator>OpenOffice/4.1.2$Win32 OpenOffice.org_project/412m3$Build-9782</meta:generator>
    <meta:document-statistic meta:table-count="10" meta:cell-count="3123" meta:object-count="0"/>
  </office:meta>
</office:document-meta>
</file>